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15.77pt" svg:height="254.92pt" svg:x="130.05pt" svg:y="3.2pt">
            <loext:p draw:notify-on-update-of-ranges="Sheet1.A1:Sheet1.A5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298552" calcext:value-type="float">
            <text:p>1298552</text:p>
          </table:table-cell>
        </table:table-row>
        <table:table-row table:style-name="ro1">
          <table:table-cell office:value-type="float" office:value="2190307" calcext:value-type="float">
            <text:p>2190307</text:p>
          </table:table-cell>
        </table:table-row>
        <table:table-row table:style-name="ro1">
          <table:table-cell office:value-type="float" office:value="2581564" calcext:value-type="float">
            <text:p>2581564</text:p>
          </table:table-cell>
        </table:table-row>
        <table:table-row table:style-name="ro1">
          <table:table-cell office:value-type="float" office:value="2567102" calcext:value-type="float">
            <text:p>2567102</text:p>
          </table:table-cell>
        </table:table-row>
        <table:table-row table:style-name="ro1">
          <table:table-cell office:value-type="float" office:value="1262718" calcext:value-type="float">
            <text:p>1262718</text:p>
          </table:table-cell>
        </table:table-row>
        <table:table-row table:style-name="ro1">
          <table:table-cell office:value-type="float" office:value="1204935" calcext:value-type="float">
            <text:p>1204935</text:p>
          </table:table-cell>
        </table:table-row>
        <table:table-row table:style-name="ro1">
          <table:table-cell office:value-type="float" office:value="1223799" calcext:value-type="float">
            <text:p>1223799</text:p>
          </table:table-cell>
        </table:table-row>
        <table:table-row table:style-name="ro1">
          <table:table-cell office:value-type="float" office:value="2078385" calcext:value-type="float">
            <text:p>2078385</text:p>
          </table:table-cell>
        </table:table-row>
        <table:table-row table:style-name="ro1">
          <table:table-cell office:value-type="float" office:value="2515058" calcext:value-type="float">
            <text:p>2515058</text:p>
          </table:table-cell>
        </table:table-row>
        <table:table-row table:style-name="ro1">
          <table:table-cell office:value-type="float" office:value="2553784" calcext:value-type="float">
            <text:p>2553784</text:p>
          </table:table-cell>
        </table:table-row>
        <table:table-row table:style-name="ro1">
          <table:table-cell office:value-type="float" office:value="2670014" calcext:value-type="float">
            <text:p>2670014</text:p>
          </table:table-cell>
        </table:table-row>
        <table:table-row table:style-name="ro1">
          <table:table-cell office:value-type="float" office:value="2553691" calcext:value-type="float">
            <text:p>2553691</text:p>
          </table:table-cell>
        </table:table-row>
        <table:table-row table:style-name="ro1">
          <table:table-cell office:value-type="float" office:value="2530812" calcext:value-type="float">
            <text:p>2530812</text:p>
          </table:table-cell>
        </table:table-row>
        <table:table-row table:style-name="ro1">
          <table:table-cell office:value-type="float" office:value="2518596" calcext:value-type="float">
            <text:p>2518596</text:p>
          </table:table-cell>
        </table:table-row>
        <table:table-row table:style-name="ro1">
          <table:table-cell office:value-type="float" office:value="2509796" calcext:value-type="float">
            <text:p>2509796</text:p>
          </table:table-cell>
        </table:table-row>
        <table:table-row table:style-name="ro1">
          <table:table-cell office:value-type="float" office:value="2533248" calcext:value-type="float">
            <text:p>2533248</text:p>
          </table:table-cell>
        </table:table-row>
        <table:table-row table:style-name="ro1">
          <table:table-cell office:value-type="float" office:value="2536831" calcext:value-type="float">
            <text:p>2536831</text:p>
          </table:table-cell>
        </table:table-row>
        <table:table-row table:style-name="ro1">
          <table:table-cell office:value-type="float" office:value="2546080" calcext:value-type="float">
            <text:p>2546080</text:p>
          </table:table-cell>
        </table:table-row>
        <table:table-row table:style-name="ro1">
          <table:table-cell office:value-type="float" office:value="2533644" calcext:value-type="float">
            <text:p>2533644</text:p>
          </table:table-cell>
        </table:table-row>
        <table:table-row table:style-name="ro1">
          <table:table-cell office:value-type="float" office:value="2536715" calcext:value-type="float">
            <text:p>2536715</text:p>
          </table:table-cell>
        </table:table-row>
        <table:table-row table:style-name="ro1">
          <table:table-cell office:value-type="float" office:value="2509528" calcext:value-type="float">
            <text:p>2509528</text:p>
          </table:table-cell>
        </table:table-row>
        <table:table-row table:style-name="ro1">
          <table:table-cell office:value-type="float" office:value="2539855" calcext:value-type="float">
            <text:p>2539855</text:p>
          </table:table-cell>
        </table:table-row>
        <table:table-row table:style-name="ro1">
          <table:table-cell office:value-type="float" office:value="2523134" calcext:value-type="float">
            <text:p>2523134</text:p>
          </table:table-cell>
        </table:table-row>
        <table:table-row table:style-name="ro1">
          <table:table-cell office:value-type="float" office:value="2689002" calcext:value-type="float">
            <text:p>2689002</text:p>
          </table:table-cell>
        </table:table-row>
        <table:table-row table:style-name="ro1">
          <table:table-cell office:value-type="float" office:value="2510865" calcext:value-type="float">
            <text:p>2510865</text:p>
          </table:table-cell>
        </table:table-row>
        <table:table-row table:style-name="ro1">
          <table:table-cell office:value-type="float" office:value="2529530" calcext:value-type="float">
            <text:p>2529530</text:p>
          </table:table-cell>
        </table:table-row>
        <table:table-row table:style-name="ro1">
          <table:table-cell office:value-type="float" office:value="2516030" calcext:value-type="float">
            <text:p>2516030</text:p>
          </table:table-cell>
        </table:table-row>
        <table:table-row table:style-name="ro1">
          <table:table-cell office:value-type="float" office:value="2525245" calcext:value-type="float">
            <text:p>2525245</text:p>
          </table:table-cell>
        </table:table-row>
        <table:table-row table:style-name="ro1">
          <table:table-cell office:value-type="float" office:value="2516717" calcext:value-type="float">
            <text:p>2516717</text:p>
          </table:table-cell>
        </table:table-row>
        <table:table-row table:style-name="ro1">
          <table:table-cell office:value-type="float" office:value="2513303" calcext:value-type="float">
            <text:p>2513303</text:p>
          </table:table-cell>
        </table:table-row>
        <table:table-row table:style-name="ro1">
          <table:table-cell office:value-type="float" office:value="2570557" calcext:value-type="float">
            <text:p>2570557</text:p>
          </table:table-cell>
        </table:table-row>
        <table:table-row table:style-name="ro1">
          <table:table-cell office:value-type="float" office:value="2524807" calcext:value-type="float">
            <text:p>2524807</text:p>
          </table:table-cell>
        </table:table-row>
        <table:table-row table:style-name="ro1">
          <table:table-cell office:value-type="float" office:value="2663992" calcext:value-type="float">
            <text:p>2663992</text:p>
          </table:table-cell>
        </table:table-row>
        <table:table-row table:style-name="ro1">
          <table:table-cell office:value-type="float" office:value="2677942" calcext:value-type="float">
            <text:p>2677942</text:p>
          </table:table-cell>
        </table:table-row>
        <table:table-row table:style-name="ro1">
          <table:table-cell office:value-type="float" office:value="2547859" calcext:value-type="float">
            <text:p>2547859</text:p>
          </table:table-cell>
        </table:table-row>
        <table:table-row table:style-name="ro1">
          <table:table-cell office:value-type="float" office:value="2517914" calcext:value-type="float">
            <text:p>2517914</text:p>
          </table:table-cell>
        </table:table-row>
        <table:table-row table:style-name="ro1">
          <table:table-cell office:value-type="float" office:value="2513333" calcext:value-type="float">
            <text:p>2513333</text:p>
          </table:table-cell>
        </table:table-row>
        <table:table-row table:style-name="ro1">
          <table:table-cell office:value-type="float" office:value="2514289" calcext:value-type="float">
            <text:p>2514289</text:p>
          </table:table-cell>
        </table:table-row>
        <table:table-row table:style-name="ro1">
          <table:table-cell office:value-type="float" office:value="2518959" calcext:value-type="float">
            <text:p>2518959</text:p>
          </table:table-cell>
        </table:table-row>
        <table:table-row table:style-name="ro1">
          <table:table-cell office:value-type="float" office:value="2522151" calcext:value-type="float">
            <text:p>2522151</text:p>
          </table:table-cell>
        </table:table-row>
        <table:table-row table:style-name="ro1">
          <table:table-cell office:value-type="float" office:value="2512173" calcext:value-type="float">
            <text:p>2512173</text:p>
          </table:table-cell>
        </table:table-row>
        <table:table-row table:style-name="ro1">
          <table:table-cell office:value-type="float" office:value="2520366" calcext:value-type="float">
            <text:p>2520366</text:p>
          </table:table-cell>
        </table:table-row>
        <table:table-row table:style-name="ro1">
          <table:table-cell office:value-type="float" office:value="2516113" calcext:value-type="float">
            <text:p>2516113</text:p>
          </table:table-cell>
        </table:table-row>
        <table:table-row table:style-name="ro1">
          <table:table-cell office:value-type="float" office:value="2542813" calcext:value-type="float">
            <text:p>2542813</text:p>
          </table:table-cell>
        </table:table-row>
        <table:table-row table:style-name="ro1">
          <table:table-cell office:value-type="float" office:value="2517438" calcext:value-type="float">
            <text:p>2517438</text:p>
          </table:table-cell>
        </table:table-row>
        <table:table-row table:style-name="ro1">
          <table:table-cell office:value-type="float" office:value="2510971" calcext:value-type="float">
            <text:p>2510971</text:p>
          </table:table-cell>
        </table:table-row>
        <table:table-row table:style-name="ro1">
          <table:table-cell office:value-type="float" office:value="2521267" calcext:value-type="float">
            <text:p>2521267</text:p>
          </table:table-cell>
        </table:table-row>
        <table:table-row table:style-name="ro1">
          <table:table-cell office:value-type="float" office:value="2521269" calcext:value-type="float">
            <text:p>2521269</text:p>
          </table:table-cell>
        </table:table-row>
        <table:table-row table:style-name="ro1">
          <table:table-cell office:value-type="float" office:value="2520849" calcext:value-type="float">
            <text:p>2520849</text:p>
          </table:table-cell>
        </table:table-row>
        <table:table-row table:style-name="ro1">
          <table:table-cell office:value-type="float" office:value="2573994" calcext:value-type="float">
            <text:p>2573994</text:p>
          </table:table-cell>
        </table:table-row>
        <table:table-row table:style-name="ro1">
          <table:table-cell office:value-type="float" office:value="2606367" calcext:value-type="float">
            <text:p>2606367</text:p>
          </table:table-cell>
        </table:table-row>
        <table:table-row table:style-name="ro1">
          <table:table-cell office:value-type="float" office:value="2527000" calcext:value-type="float">
            <text:p>2527000</text:p>
          </table:table-cell>
        </table:table-row>
        <table:table-row table:style-name="ro1">
          <table:table-cell office:value-type="float" office:value="2581095" calcext:value-type="float">
            <text:p>2581095</text:p>
          </table:table-cell>
        </table:table-row>
        <table:table-row table:style-name="ro1">
          <table:table-cell office:value-type="float" office:value="2516229" calcext:value-type="float">
            <text:p>2516229</text:p>
          </table:table-cell>
        </table:table-row>
        <table:table-row table:style-name="ro1">
          <table:table-cell office:value-type="float" office:value="2519595" calcext:value-type="float">
            <text:p>2519595</text:p>
          </table:table-cell>
        </table:table-row>
        <table:table-row table:style-name="ro1">
          <table:table-cell office:value-type="float" office:value="2691199" calcext:value-type="float">
            <text:p>2691199</text:p>
          </table:table-cell>
        </table:table-row>
        <table:table-row table:style-name="ro1">
          <table:table-cell office:value-type="float" office:value="2510810" calcext:value-type="float">
            <text:p>2510810</text:p>
          </table:table-cell>
        </table:table-row>
        <table:table-row table:style-name="ro1">
          <table:table-cell office:value-type="float" office:value="2513277" calcext:value-type="float">
            <text:p>2513277</text:p>
          </table:table-cell>
        </table:table-row>
        <table:table-row table:style-name="ro1">
          <table:table-cell office:value-type="float" office:value="2510686" calcext:value-type="float">
            <text:p>2510686</text:p>
          </table:table-cell>
        </table:table-row>
        <table:table-row table:style-name="ro1">
          <table:table-cell office:value-type="float" office:value="2510074" calcext:value-type="float">
            <text:p>2510074</text:p>
          </table:table-cell>
        </table:table-row>
        <table:table-row table:style-name="ro1">
          <table:table-cell office:value-type="float" office:value="2526969" calcext:value-type="float">
            <text:p>2526969</text:p>
          </table:table-cell>
        </table:table-row>
        <table:table-row table:style-name="ro1">
          <table:table-cell office:value-type="float" office:value="2511783" calcext:value-type="float">
            <text:p>2511783</text:p>
          </table:table-cell>
        </table:table-row>
        <table:table-row table:style-name="ro1">
          <table:table-cell office:value-type="float" office:value="2683089" calcext:value-type="float">
            <text:p>2683089</text:p>
          </table:table-cell>
        </table:table-row>
        <table:table-row table:style-name="ro1">
          <table:table-cell office:value-type="float" office:value="2517233" calcext:value-type="float">
            <text:p>2517233</text:p>
          </table:table-cell>
        </table:table-row>
        <table:table-row table:style-name="ro1">
          <table:table-cell office:value-type="float" office:value="2517233" calcext:value-type="float">
            <text:p>2517233</text:p>
          </table:table-cell>
        </table:table-row>
        <table:table-row table:style-name="ro1">
          <table:table-cell office:value-type="float" office:value="2695782" calcext:value-type="float">
            <text:p>2695782</text:p>
          </table:table-cell>
        </table:table-row>
        <table:table-row table:style-name="ro1">
          <table:table-cell office:value-type="float" office:value="2517624" calcext:value-type="float">
            <text:p>2517624</text:p>
          </table:table-cell>
        </table:table-row>
        <table:table-row table:style-name="ro1">
          <table:table-cell office:value-type="float" office:value="2513131" calcext:value-type="float">
            <text:p>2513131</text:p>
          </table:table-cell>
        </table:table-row>
        <table:table-row table:style-name="ro1">
          <table:table-cell office:value-type="float" office:value="2537522" calcext:value-type="float">
            <text:p>2537522</text:p>
          </table:table-cell>
        </table:table-row>
        <table:table-row table:style-name="ro1">
          <table:table-cell office:value-type="float" office:value="2518581" calcext:value-type="float">
            <text:p>2518581</text:p>
          </table:table-cell>
        </table:table-row>
        <table:table-row table:style-name="ro1">
          <table:table-cell office:value-type="float" office:value="2512235" calcext:value-type="float">
            <text:p>2512235</text:p>
          </table:table-cell>
        </table:table-row>
        <table:table-row table:style-name="ro1">
          <table:table-cell office:value-type="float" office:value="2511933" calcext:value-type="float">
            <text:p>2511933</text:p>
          </table:table-cell>
        </table:table-row>
        <table:table-row table:style-name="ro1">
          <table:table-cell office:value-type="float" office:value="2527040" calcext:value-type="float">
            <text:p>2527040</text:p>
          </table:table-cell>
        </table:table-row>
        <table:table-row table:style-name="ro1">
          <table:table-cell office:value-type="float" office:value="2518161" calcext:value-type="float">
            <text:p>2518161</text:p>
          </table:table-cell>
        </table:table-row>
        <table:table-row table:style-name="ro1">
          <table:table-cell office:value-type="float" office:value="2518076" calcext:value-type="float">
            <text:p>2518076</text:p>
          </table:table-cell>
        </table:table-row>
        <table:table-row table:style-name="ro1">
          <table:table-cell office:value-type="float" office:value="2554911" calcext:value-type="float">
            <text:p>2554911</text:p>
          </table:table-cell>
        </table:table-row>
        <table:table-row table:style-name="ro1">
          <table:table-cell office:value-type="float" office:value="2514844" calcext:value-type="float">
            <text:p>2514844</text:p>
          </table:table-cell>
        </table:table-row>
        <table:table-row table:style-name="ro1">
          <table:table-cell office:value-type="float" office:value="2513753" calcext:value-type="float">
            <text:p>2513753</text:p>
          </table:table-cell>
        </table:table-row>
        <table:table-row table:style-name="ro1">
          <table:table-cell office:value-type="float" office:value="2548964" calcext:value-type="float">
            <text:p>2548964</text:p>
          </table:table-cell>
        </table:table-row>
        <table:table-row table:style-name="ro1">
          <table:table-cell office:value-type="float" office:value="2528263" calcext:value-type="float">
            <text:p>2528263</text:p>
          </table:table-cell>
        </table:table-row>
        <table:table-row table:style-name="ro1">
          <table:table-cell office:value-type="float" office:value="2561258" calcext:value-type="float">
            <text:p>2561258</text:p>
          </table:table-cell>
        </table:table-row>
        <table:table-row table:style-name="ro1">
          <table:table-cell office:value-type="float" office:value="2519490" calcext:value-type="float">
            <text:p>2519490</text:p>
          </table:table-cell>
        </table:table-row>
        <table:table-row table:style-name="ro1">
          <table:table-cell office:value-type="float" office:value="2511383" calcext:value-type="float">
            <text:p>2511383</text:p>
          </table:table-cell>
        </table:table-row>
        <table:table-row table:style-name="ro1">
          <table:table-cell office:value-type="float" office:value="2540656" calcext:value-type="float">
            <text:p>2540656</text:p>
          </table:table-cell>
        </table:table-row>
        <table:table-row table:style-name="ro1">
          <table:table-cell office:value-type="float" office:value="2526191" calcext:value-type="float">
            <text:p>2526191</text:p>
          </table:table-cell>
        </table:table-row>
        <table:table-row table:style-name="ro1">
          <table:table-cell office:value-type="float" office:value="2525087" calcext:value-type="float">
            <text:p>2525087</text:p>
          </table:table-cell>
        </table:table-row>
        <table:table-row table:style-name="ro1">
          <table:table-cell office:value-type="float" office:value="2530046" calcext:value-type="float">
            <text:p>2530046</text:p>
          </table:table-cell>
        </table:table-row>
        <table:table-row table:style-name="ro1">
          <table:table-cell office:value-type="float" office:value="2684118" calcext:value-type="float">
            <text:p>2684118</text:p>
          </table:table-cell>
        </table:table-row>
        <table:table-row table:style-name="ro1">
          <table:table-cell office:value-type="float" office:value="2524061" calcext:value-type="float">
            <text:p>2524061</text:p>
          </table:table-cell>
        </table:table-row>
        <table:table-row table:style-name="ro1">
          <table:table-cell office:value-type="float" office:value="2518088" calcext:value-type="float">
            <text:p>2518088</text:p>
          </table:table-cell>
        </table:table-row>
        <table:table-row table:style-name="ro1">
          <table:table-cell office:value-type="float" office:value="2526045" calcext:value-type="float">
            <text:p>2526045</text:p>
          </table:table-cell>
        </table:table-row>
        <table:table-row table:style-name="ro1">
          <table:table-cell office:value-type="float" office:value="2526383" calcext:value-type="float">
            <text:p>2526383</text:p>
          </table:table-cell>
        </table:table-row>
        <table:table-row table:style-name="ro1">
          <table:table-cell office:value-type="float" office:value="2517210" calcext:value-type="float">
            <text:p>2517210</text:p>
          </table:table-cell>
        </table:table-row>
        <table:table-row table:style-name="ro1">
          <table:table-cell office:value-type="float" office:value="2522635" calcext:value-type="float">
            <text:p>2522635</text:p>
          </table:table-cell>
        </table:table-row>
        <table:table-row table:style-name="ro1">
          <table:table-cell office:value-type="float" office:value="2772743" calcext:value-type="float">
            <text:p>2772743</text:p>
          </table:table-cell>
        </table:table-row>
        <table:table-row table:style-name="ro1">
          <table:table-cell office:value-type="float" office:value="2654361" calcext:value-type="float">
            <text:p>2654361</text:p>
          </table:table-cell>
        </table:table-row>
        <table:table-row table:style-name="ro1">
          <table:table-cell office:value-type="float" office:value="2528712" calcext:value-type="float">
            <text:p>2528712</text:p>
          </table:table-cell>
        </table:table-row>
        <table:table-row table:style-name="ro1">
          <table:table-cell office:value-type="float" office:value="2554535" calcext:value-type="float">
            <text:p>2554535</text:p>
          </table:table-cell>
        </table:table-row>
        <table:table-row table:style-name="ro1">
          <table:table-cell office:value-type="float" office:value="2513145" calcext:value-type="float">
            <text:p>2513145</text:p>
          </table:table-cell>
        </table:table-row>
        <table:table-row table:style-name="ro1">
          <table:table-cell office:value-type="float" office:value="2518857" calcext:value-type="float">
            <text:p>2518857</text:p>
          </table:table-cell>
        </table:table-row>
        <table:table-row table:style-name="ro1">
          <table:table-cell office:value-type="float" office:value="2524406" calcext:value-type="float">
            <text:p>2524406</text:p>
          </table:table-cell>
        </table:table-row>
        <table:table-row table:style-name="ro1">
          <table:table-cell office:value-type="float" office:value="2518508" calcext:value-type="float">
            <text:p>2518508</text:p>
          </table:table-cell>
        </table:table-row>
        <table:table-row table:style-name="ro1">
          <table:table-cell office:value-type="float" office:value="2518175" calcext:value-type="float">
            <text:p>2518175</text:p>
          </table:table-cell>
        </table:table-row>
        <table:table-row table:style-name="ro1">
          <table:table-cell office:value-type="float" office:value="2515904" calcext:value-type="float">
            <text:p>2515904</text:p>
          </table:table-cell>
        </table:table-row>
        <table:table-row table:style-name="ro1">
          <table:table-cell office:value-type="float" office:value="2515333" calcext:value-type="float">
            <text:p>2515333</text:p>
          </table:table-cell>
        </table:table-row>
        <table:table-row table:style-name="ro1">
          <table:table-cell office:value-type="float" office:value="2771166" calcext:value-type="float">
            <text:p>2771166</text:p>
          </table:table-cell>
        </table:table-row>
        <table:table-row table:style-name="ro1">
          <table:table-cell office:value-type="float" office:value="2917418" calcext:value-type="float">
            <text:p>2917418</text:p>
          </table:table-cell>
        </table:table-row>
        <table:table-row table:style-name="ro1">
          <table:table-cell office:value-type="float" office:value="3102312" calcext:value-type="float">
            <text:p>3102312</text:p>
          </table:table-cell>
        </table:table-row>
        <table:table-row table:style-name="ro1">
          <table:table-cell office:value-type="float" office:value="3080578" calcext:value-type="float">
            <text:p>3080578</text:p>
          </table:table-cell>
        </table:table-row>
        <table:table-row table:style-name="ro1">
          <table:table-cell office:value-type="float" office:value="2888147" calcext:value-type="float">
            <text:p>2888147</text:p>
          </table:table-cell>
        </table:table-row>
        <table:table-row table:style-name="ro1">
          <table:table-cell office:value-type="float" office:value="2853724" calcext:value-type="float">
            <text:p>2853724</text:p>
          </table:table-cell>
        </table:table-row>
        <table:table-row table:style-name="ro1">
          <table:table-cell office:value-type="float" office:value="2850255" calcext:value-type="float">
            <text:p>2850255</text:p>
          </table:table-cell>
        </table:table-row>
        <table:table-row table:style-name="ro1">
          <table:table-cell office:value-type="float" office:value="2923913" calcext:value-type="float">
            <text:p>2923913</text:p>
          </table:table-cell>
        </table:table-row>
        <table:table-row table:style-name="ro1">
          <table:table-cell office:value-type="float" office:value="2906547" calcext:value-type="float">
            <text:p>2906547</text:p>
          </table:table-cell>
        </table:table-row>
        <table:table-row table:style-name="ro1">
          <table:table-cell office:value-type="float" office:value="2847644" calcext:value-type="float">
            <text:p>2847644</text:p>
          </table:table-cell>
        </table:table-row>
        <table:table-row table:style-name="ro1">
          <table:table-cell office:value-type="float" office:value="2850304" calcext:value-type="float">
            <text:p>2850304</text:p>
          </table:table-cell>
        </table:table-row>
        <table:table-row table:style-name="ro1">
          <table:table-cell office:value-type="float" office:value="2868516" calcext:value-type="float">
            <text:p>2868516</text:p>
          </table:table-cell>
        </table:table-row>
        <table:table-row table:style-name="ro1">
          <table:table-cell office:value-type="float" office:value="2861580" calcext:value-type="float">
            <text:p>2861580</text:p>
          </table:table-cell>
        </table:table-row>
        <table:table-row table:style-name="ro1">
          <table:table-cell office:value-type="float" office:value="2914362" calcext:value-type="float">
            <text:p>2914362</text:p>
          </table:table-cell>
        </table:table-row>
        <table:table-row table:style-name="ro1">
          <table:table-cell office:value-type="float" office:value="2884728" calcext:value-type="float">
            <text:p>2884728</text:p>
          </table:table-cell>
        </table:table-row>
        <table:table-row table:style-name="ro1">
          <table:table-cell office:value-type="float" office:value="2842627" calcext:value-type="float">
            <text:p>2842627</text:p>
          </table:table-cell>
        </table:table-row>
        <table:table-row table:style-name="ro1">
          <table:table-cell office:value-type="float" office:value="2861829" calcext:value-type="float">
            <text:p>2861829</text:p>
          </table:table-cell>
        </table:table-row>
        <table:table-row table:style-name="ro1">
          <table:table-cell office:value-type="float" office:value="2838741" calcext:value-type="float">
            <text:p>2838741</text:p>
          </table:table-cell>
        </table:table-row>
        <table:table-row table:style-name="ro1">
          <table:table-cell office:value-type="float" office:value="2868445" calcext:value-type="float">
            <text:p>2868445</text:p>
          </table:table-cell>
        </table:table-row>
        <table:table-row table:style-name="ro1">
          <table:table-cell office:value-type="float" office:value="2851107" calcext:value-type="float">
            <text:p>2851107</text:p>
          </table:table-cell>
        </table:table-row>
        <table:table-row table:style-name="ro1">
          <table:table-cell office:value-type="float" office:value="2855034" calcext:value-type="float">
            <text:p>2855034</text:p>
          </table:table-cell>
        </table:table-row>
        <table:table-row table:style-name="ro1">
          <table:table-cell office:value-type="float" office:value="2999615" calcext:value-type="float">
            <text:p>2999615</text:p>
          </table:table-cell>
        </table:table-row>
        <table:table-row table:style-name="ro1">
          <table:table-cell office:value-type="float" office:value="2954594" calcext:value-type="float">
            <text:p>2954594</text:p>
          </table:table-cell>
        </table:table-row>
        <table:table-row table:style-name="ro1">
          <table:table-cell office:value-type="float" office:value="2874511" calcext:value-type="float">
            <text:p>2874511</text:p>
          </table:table-cell>
        </table:table-row>
        <table:table-row table:style-name="ro1">
          <table:table-cell office:value-type="float" office:value="2871619" calcext:value-type="float">
            <text:p>2871619</text:p>
          </table:table-cell>
        </table:table-row>
        <table:table-row table:style-name="ro1">
          <table:table-cell office:value-type="float" office:value="3024117" calcext:value-type="float">
            <text:p>3024117</text:p>
          </table:table-cell>
        </table:table-row>
        <table:table-row table:style-name="ro1">
          <table:table-cell office:value-type="float" office:value="2921260" calcext:value-type="float">
            <text:p>2921260</text:p>
          </table:table-cell>
        </table:table-row>
        <table:table-row table:style-name="ro1">
          <table:table-cell office:value-type="float" office:value="2850611" calcext:value-type="float">
            <text:p>2850611</text:p>
          </table:table-cell>
        </table:table-row>
        <table:table-row table:style-name="ro1">
          <table:table-cell office:value-type="float" office:value="2857378" calcext:value-type="float">
            <text:p>2857378</text:p>
          </table:table-cell>
        </table:table-row>
        <table:table-row table:style-name="ro1">
          <table:table-cell office:value-type="float" office:value="2837739" calcext:value-type="float">
            <text:p>2837739</text:p>
          </table:table-cell>
        </table:table-row>
        <table:table-row table:style-name="ro1">
          <table:table-cell office:value-type="float" office:value="3117123" calcext:value-type="float">
            <text:p>3117123</text:p>
          </table:table-cell>
        </table:table-row>
        <table:table-row table:style-name="ro1">
          <table:table-cell office:value-type="float" office:value="3017642" calcext:value-type="float">
            <text:p>3017642</text:p>
          </table:table-cell>
        </table:table-row>
        <table:table-row table:style-name="ro1">
          <table:table-cell office:value-type="float" office:value="2858951" calcext:value-type="float">
            <text:p>2858951</text:p>
          </table:table-cell>
        </table:table-row>
        <table:table-row table:style-name="ro1">
          <table:table-cell office:value-type="float" office:value="2926390" calcext:value-type="float">
            <text:p>2926390</text:p>
          </table:table-cell>
        </table:table-row>
        <table:table-row table:style-name="ro1">
          <table:table-cell office:value-type="float" office:value="3012300" calcext:value-type="float">
            <text:p>3012300</text:p>
          </table:table-cell>
        </table:table-row>
        <table:table-row table:style-name="ro1">
          <table:table-cell office:value-type="float" office:value="2922818" calcext:value-type="float">
            <text:p>2922818</text:p>
          </table:table-cell>
        </table:table-row>
        <table:table-row table:style-name="ro1">
          <table:table-cell office:value-type="float" office:value="2870092" calcext:value-type="float">
            <text:p>2870092</text:p>
          </table:table-cell>
        </table:table-row>
        <table:table-row table:style-name="ro1">
          <table:table-cell office:value-type="float" office:value="2843449" calcext:value-type="float">
            <text:p>2843449</text:p>
          </table:table-cell>
        </table:table-row>
        <table:table-row table:style-name="ro1">
          <table:table-cell office:value-type="float" office:value="3014039" calcext:value-type="float">
            <text:p>3014039</text:p>
          </table:table-cell>
        </table:table-row>
        <table:table-row table:style-name="ro1">
          <table:table-cell office:value-type="float" office:value="2923983" calcext:value-type="float">
            <text:p>2923983</text:p>
          </table:table-cell>
        </table:table-row>
        <table:table-row table:style-name="ro1">
          <table:table-cell office:value-type="float" office:value="2858435" calcext:value-type="float">
            <text:p>2858435</text:p>
          </table:table-cell>
        </table:table-row>
        <table:table-row table:style-name="ro1">
          <table:table-cell office:value-type="float" office:value="2852879" calcext:value-type="float">
            <text:p>2852879</text:p>
          </table:table-cell>
        </table:table-row>
        <table:table-row table:style-name="ro1">
          <table:table-cell office:value-type="float" office:value="2856089" calcext:value-type="float">
            <text:p>2856089</text:p>
          </table:table-cell>
        </table:table-row>
        <table:table-row table:style-name="ro1">
          <table:table-cell office:value-type="float" office:value="2977467" calcext:value-type="float">
            <text:p>2977467</text:p>
          </table:table-cell>
        </table:table-row>
        <table:table-row table:style-name="ro1">
          <table:table-cell office:value-type="float" office:value="2956240" calcext:value-type="float">
            <text:p>2956240</text:p>
          </table:table-cell>
        </table:table-row>
        <table:table-row table:style-name="ro1">
          <table:table-cell office:value-type="float" office:value="2847148" calcext:value-type="float">
            <text:p>2847148</text:p>
          </table:table-cell>
        </table:table-row>
        <table:table-row table:style-name="ro1">
          <table:table-cell office:value-type="float" office:value="2850840" calcext:value-type="float">
            <text:p>2850840</text:p>
          </table:table-cell>
        </table:table-row>
        <table:table-row table:style-name="ro1">
          <table:table-cell office:value-type="float" office:value="2981124" calcext:value-type="float">
            <text:p>2981124</text:p>
          </table:table-cell>
        </table:table-row>
        <table:table-row table:style-name="ro1">
          <table:table-cell office:value-type="float" office:value="2953553" calcext:value-type="float">
            <text:p>2953553</text:p>
          </table:table-cell>
        </table:table-row>
        <table:table-row table:style-name="ro1">
          <table:table-cell office:value-type="float" office:value="2842516" calcext:value-type="float">
            <text:p>2842516</text:p>
          </table:table-cell>
        </table:table-row>
        <table:table-row table:style-name="ro1">
          <table:table-cell office:value-type="float" office:value="2874138" calcext:value-type="float">
            <text:p>2874138</text:p>
          </table:table-cell>
        </table:table-row>
        <table:table-row table:style-name="ro1">
          <table:table-cell office:value-type="float" office:value="3003864" calcext:value-type="float">
            <text:p>3003864</text:p>
          </table:table-cell>
        </table:table-row>
        <table:table-row table:style-name="ro1">
          <table:table-cell office:value-type="float" office:value="3989752" calcext:value-type="float">
            <text:p>3989752</text:p>
          </table:table-cell>
        </table:table-row>
        <table:table-row table:style-name="ro1">
          <table:table-cell office:value-type="float" office:value="3700381" calcext:value-type="float">
            <text:p>3700381</text:p>
          </table:table-cell>
        </table:table-row>
        <table:table-row table:style-name="ro1">
          <table:table-cell office:value-type="float" office:value="3139325" calcext:value-type="float">
            <text:p>3139325</text:p>
          </table:table-cell>
        </table:table-row>
        <table:table-row table:style-name="ro1">
          <table:table-cell office:value-type="float" office:value="2967641" calcext:value-type="float">
            <text:p>2967641</text:p>
          </table:table-cell>
        </table:table-row>
        <table:table-row table:style-name="ro1">
          <table:table-cell office:value-type="float" office:value="2849804" calcext:value-type="float">
            <text:p>2849804</text:p>
          </table:table-cell>
        </table:table-row>
        <table:table-row table:style-name="ro1">
          <table:table-cell office:value-type="float" office:value="2850939" calcext:value-type="float">
            <text:p>2850939</text:p>
          </table:table-cell>
        </table:table-row>
        <table:table-row table:style-name="ro1">
          <table:table-cell office:value-type="float" office:value="3004018" calcext:value-type="float">
            <text:p>3004018</text:p>
          </table:table-cell>
        </table:table-row>
        <table:table-row table:style-name="ro1">
          <table:table-cell office:value-type="float" office:value="3710516" calcext:value-type="float">
            <text:p>3710516</text:p>
          </table:table-cell>
        </table:table-row>
        <table:table-row table:style-name="ro1">
          <table:table-cell office:value-type="float" office:value="3570591" calcext:value-type="float">
            <text:p>3570591</text:p>
          </table:table-cell>
        </table:table-row>
        <table:table-row table:style-name="ro1">
          <table:table-cell office:value-type="float" office:value="2843852" calcext:value-type="float">
            <text:p>2843852</text:p>
          </table:table-cell>
        </table:table-row>
        <table:table-row table:style-name="ro1">
          <table:table-cell office:value-type="float" office:value="2862891" calcext:value-type="float">
            <text:p>2862891</text:p>
          </table:table-cell>
        </table:table-row>
        <table:table-row table:style-name="ro1">
          <table:table-cell office:value-type="float" office:value="2883000" calcext:value-type="float">
            <text:p>2883000</text:p>
          </table:table-cell>
        </table:table-row>
        <table:table-row table:style-name="ro1">
          <table:table-cell office:value-type="float" office:value="3001626" calcext:value-type="float">
            <text:p>3001626</text:p>
          </table:table-cell>
        </table:table-row>
        <table:table-row table:style-name="ro1">
          <table:table-cell office:value-type="float" office:value="2960499" calcext:value-type="float">
            <text:p>2960499</text:p>
          </table:table-cell>
        </table:table-row>
        <table:table-row table:style-name="ro1">
          <table:table-cell office:value-type="float" office:value="2851203" calcext:value-type="float">
            <text:p>2851203</text:p>
          </table:table-cell>
        </table:table-row>
        <table:table-row table:style-name="ro1">
          <table:table-cell office:value-type="float" office:value="3032270" calcext:value-type="float">
            <text:p>3032270</text:p>
          </table:table-cell>
        </table:table-row>
        <table:table-row table:style-name="ro1">
          <table:table-cell office:value-type="float" office:value="3141305" calcext:value-type="float">
            <text:p>3141305</text:p>
          </table:table-cell>
        </table:table-row>
        <table:table-row table:style-name="ro1">
          <table:table-cell office:value-type="float" office:value="2914500" calcext:value-type="float">
            <text:p>2914500</text:p>
          </table:table-cell>
        </table:table-row>
        <table:table-row table:style-name="ro1">
          <table:table-cell office:value-type="float" office:value="2887296" calcext:value-type="float">
            <text:p>2887296</text:p>
          </table:table-cell>
        </table:table-row>
        <table:table-row table:style-name="ro1">
          <table:table-cell office:value-type="float" office:value="2854397" calcext:value-type="float">
            <text:p>2854397</text:p>
          </table:table-cell>
        </table:table-row>
        <table:table-row table:style-name="ro1">
          <table:table-cell office:value-type="float" office:value="3022703" calcext:value-type="float">
            <text:p>3022703</text:p>
          </table:table-cell>
        </table:table-row>
        <table:table-row table:style-name="ro1">
          <table:table-cell office:value-type="float" office:value="3134847" calcext:value-type="float">
            <text:p>3134847</text:p>
          </table:table-cell>
        </table:table-row>
        <table:table-row table:style-name="ro1">
          <table:table-cell office:value-type="float" office:value="2850329" calcext:value-type="float">
            <text:p>2850329</text:p>
          </table:table-cell>
        </table:table-row>
        <table:table-row table:style-name="ro1">
          <table:table-cell office:value-type="float" office:value="2848380" calcext:value-type="float">
            <text:p>2848380</text:p>
          </table:table-cell>
        </table:table-row>
        <table:table-row table:style-name="ro1">
          <table:table-cell office:value-type="float" office:value="2854208" calcext:value-type="float">
            <text:p>2854208</text:p>
          </table:table-cell>
        </table:table-row>
        <table:table-row table:style-name="ro1">
          <table:table-cell office:value-type="float" office:value="2996291" calcext:value-type="float">
            <text:p>2996291</text:p>
          </table:table-cell>
        </table:table-row>
        <table:table-row table:style-name="ro1">
          <table:table-cell office:value-type="float" office:value="2942713" calcext:value-type="float">
            <text:p>2942713</text:p>
          </table:table-cell>
        </table:table-row>
        <table:table-row table:style-name="ro1">
          <table:table-cell office:value-type="float" office:value="2852019" calcext:value-type="float">
            <text:p>2852019</text:p>
          </table:table-cell>
        </table:table-row>
        <table:table-row table:style-name="ro1">
          <table:table-cell office:value-type="float" office:value="2848584" calcext:value-type="float">
            <text:p>2848584</text:p>
          </table:table-cell>
        </table:table-row>
        <table:table-row table:style-name="ro1">
          <table:table-cell office:value-type="float" office:value="2995657" calcext:value-type="float">
            <text:p>2995657</text:p>
          </table:table-cell>
        </table:table-row>
        <table:table-row table:style-name="ro1">
          <table:table-cell office:value-type="float" office:value="4264774" calcext:value-type="float">
            <text:p>4264774</text:p>
          </table:table-cell>
        </table:table-row>
        <table:table-row table:style-name="ro1">
          <table:table-cell office:value-type="float" office:value="3600753" calcext:value-type="float">
            <text:p>3600753</text:p>
          </table:table-cell>
        </table:table-row>
        <table:table-row table:style-name="ro1">
          <table:table-cell office:value-type="float" office:value="3123632" calcext:value-type="float">
            <text:p>3123632</text:p>
          </table:table-cell>
        </table:table-row>
        <table:table-row table:style-name="ro1">
          <table:table-cell office:value-type="float" office:value="2949449" calcext:value-type="float">
            <text:p>2949449</text:p>
          </table:table-cell>
        </table:table-row>
        <table:table-row table:style-name="ro1">
          <table:table-cell office:value-type="float" office:value="2869318" calcext:value-type="float">
            <text:p>2869318</text:p>
          </table:table-cell>
        </table:table-row>
        <table:table-row table:style-name="ro1">
          <table:table-cell office:value-type="float" office:value="2846503" calcext:value-type="float">
            <text:p>2846503</text:p>
          </table:table-cell>
        </table:table-row>
        <table:table-row table:style-name="ro1">
          <table:table-cell office:value-type="float" office:value="2985322" calcext:value-type="float">
            <text:p>2985322</text:p>
          </table:table-cell>
        </table:table-row>
        <table:table-row table:style-name="ro1">
          <table:table-cell office:value-type="float" office:value="2992551" calcext:value-type="float">
            <text:p>2992551</text:p>
          </table:table-cell>
        </table:table-row>
        <table:table-row table:style-name="ro1">
          <table:table-cell office:value-type="float" office:value="3045438" calcext:value-type="float">
            <text:p>3045438</text:p>
          </table:table-cell>
        </table:table-row>
        <table:table-row table:style-name="ro1">
          <table:table-cell office:value-type="float" office:value="2848065" calcext:value-type="float">
            <text:p>2848065</text:p>
          </table:table-cell>
        </table:table-row>
        <table:table-row table:style-name="ro1">
          <table:table-cell office:value-type="float" office:value="3011343" calcext:value-type="float">
            <text:p>3011343</text:p>
          </table:table-cell>
        </table:table-row>
        <table:table-row table:style-name="ro1">
          <table:table-cell office:value-type="float" office:value="4135949" calcext:value-type="float">
            <text:p>4135949</text:p>
          </table:table-cell>
        </table:table-row>
        <table:table-row table:style-name="ro1">
          <table:table-cell office:value-type="float" office:value="3330672" calcext:value-type="float">
            <text:p>3330672</text:p>
          </table:table-cell>
        </table:table-row>
        <table:table-row table:style-name="ro1">
          <table:table-cell office:value-type="float" office:value="3017841" calcext:value-type="float">
            <text:p>3017841</text:p>
          </table:table-cell>
        </table:table-row>
        <table:table-row table:style-name="ro1">
          <table:table-cell office:value-type="float" office:value="2976739" calcext:value-type="float">
            <text:p>2976739</text:p>
          </table:table-cell>
        </table:table-row>
        <table:table-row table:style-name="ro1">
          <table:table-cell office:value-type="float" office:value="2860449" calcext:value-type="float">
            <text:p>2860449</text:p>
          </table:table-cell>
        </table:table-row>
        <table:table-row table:style-name="ro1">
          <table:table-cell office:value-type="float" office:value="2854570" calcext:value-type="float">
            <text:p>2854570</text:p>
          </table:table-cell>
        </table:table-row>
        <table:table-row table:style-name="ro1">
          <table:table-cell office:value-type="float" office:value="2971269" calcext:value-type="float">
            <text:p>2971269</text:p>
          </table:table-cell>
        </table:table-row>
        <table:table-row table:style-name="ro1">
          <table:table-cell office:value-type="float" office:value="2961225" calcext:value-type="float">
            <text:p>2961225</text:p>
          </table:table-cell>
        </table:table-row>
        <table:table-row table:style-name="ro1">
          <table:table-cell office:value-type="float" office:value="2850296" calcext:value-type="float">
            <text:p>2850296</text:p>
          </table:table-cell>
        </table:table-row>
        <table:table-row table:style-name="ro1">
          <table:table-cell office:value-type="float" office:value="2879533" calcext:value-type="float">
            <text:p>2879533</text:p>
          </table:table-cell>
        </table:table-row>
        <table:table-row table:style-name="ro1">
          <table:table-cell office:value-type="float" office:value="3145941" calcext:value-type="float">
            <text:p>3145941</text:p>
          </table:table-cell>
        </table:table-row>
        <table:table-row table:style-name="ro1">
          <table:table-cell office:value-type="float" office:value="3170260" calcext:value-type="float">
            <text:p>3170260</text:p>
          </table:table-cell>
        </table:table-row>
        <table:table-row table:style-name="ro1">
          <table:table-cell office:value-type="float" office:value="3199319" calcext:value-type="float">
            <text:p>3199319</text:p>
          </table:table-cell>
        </table:table-row>
        <table:table-row table:style-name="ro1">
          <table:table-cell office:value-type="float" office:value="3109616" calcext:value-type="float">
            <text:p>3109616</text:p>
          </table:table-cell>
        </table:table-row>
        <table:table-row table:style-name="ro1">
          <table:table-cell office:value-type="float" office:value="4822708" calcext:value-type="float">
            <text:p>4822708</text:p>
          </table:table-cell>
        </table:table-row>
        <table:table-row table:style-name="ro1">
          <table:table-cell office:value-type="float" office:value="3369784" calcext:value-type="float">
            <text:p>3369784</text:p>
          </table:table-cell>
        </table:table-row>
        <table:table-row table:style-name="ro1">
          <table:table-cell office:value-type="float" office:value="3052182" calcext:value-type="float">
            <text:p>3052182</text:p>
          </table:table-cell>
        </table:table-row>
        <table:table-row table:style-name="ro1">
          <table:table-cell office:value-type="float" office:value="2923417" calcext:value-type="float">
            <text:p>2923417</text:p>
          </table:table-cell>
        </table:table-row>
        <table:table-row table:style-name="ro1">
          <table:table-cell office:value-type="float" office:value="2839709" calcext:value-type="float">
            <text:p>2839709</text:p>
          </table:table-cell>
        </table:table-row>
        <table:table-row table:style-name="ro1">
          <table:table-cell office:value-type="float" office:value="2832577" calcext:value-type="float">
            <text:p>2832577</text:p>
          </table:table-cell>
        </table:table-row>
        <table:table-row table:style-name="ro1">
          <table:table-cell office:value-type="float" office:value="3002524" calcext:value-type="float">
            <text:p>3002524</text:p>
          </table:table-cell>
        </table:table-row>
        <table:table-row table:style-name="ro1">
          <table:table-cell office:value-type="float" office:value="4167224" calcext:value-type="float">
            <text:p>4167224</text:p>
          </table:table-cell>
        </table:table-row>
        <table:table-row table:style-name="ro1">
          <table:table-cell office:value-type="float" office:value="3061151" calcext:value-type="float">
            <text:p>3061151</text:p>
          </table:table-cell>
        </table:table-row>
        <table:table-row table:style-name="ro1">
          <table:table-cell office:value-type="float" office:value="3140413" calcext:value-type="float">
            <text:p>3140413</text:p>
          </table:table-cell>
        </table:table-row>
        <table:table-row table:style-name="ro1">
          <table:table-cell office:value-type="float" office:value="2948728" calcext:value-type="float">
            <text:p>2948728</text:p>
          </table:table-cell>
        </table:table-row>
        <table:table-row table:style-name="ro1">
          <table:table-cell office:value-type="float" office:value="2837787" calcext:value-type="float">
            <text:p>2837787</text:p>
          </table:table-cell>
        </table:table-row>
        <table:table-row table:style-name="ro1">
          <table:table-cell office:value-type="float" office:value="2847908" calcext:value-type="float">
            <text:p>2847908</text:p>
          </table:table-cell>
        </table:table-row>
        <table:table-row table:style-name="ro1">
          <table:table-cell office:value-type="float" office:value="2950182" calcext:value-type="float">
            <text:p>2950182</text:p>
          </table:table-cell>
        </table:table-row>
        <table:table-row table:style-name="ro1">
          <table:table-cell office:value-type="float" office:value="2957135" calcext:value-type="float">
            <text:p>2957135</text:p>
          </table:table-cell>
        </table:table-row>
        <table:table-row table:style-name="ro1">
          <table:table-cell office:value-type="float" office:value="2844220" calcext:value-type="float">
            <text:p>2844220</text:p>
          </table:table-cell>
        </table:table-row>
        <table:table-row table:style-name="ro1">
          <table:table-cell office:value-type="float" office:value="2863505" calcext:value-type="float">
            <text:p>2863505</text:p>
          </table:table-cell>
        </table:table-row>
        <table:table-row table:style-name="ro1">
          <table:table-cell office:value-type="float" office:value="2975694" calcext:value-type="float">
            <text:p>2975694</text:p>
          </table:table-cell>
        </table:table-row>
        <table:table-row table:style-name="ro1">
          <table:table-cell office:value-type="float" office:value="3725498" calcext:value-type="float">
            <text:p>3725498</text:p>
          </table:table-cell>
        </table:table-row>
        <table:table-row table:style-name="ro1">
          <table:table-cell office:value-type="float" office:value="3857838" calcext:value-type="float">
            <text:p>3857838</text:p>
          </table:table-cell>
        </table:table-row>
        <table:table-row table:style-name="ro1">
          <table:table-cell office:value-type="float" office:value="3543816" calcext:value-type="float">
            <text:p>3543816</text:p>
          </table:table-cell>
        </table:table-row>
        <table:table-row table:style-name="ro1">
          <table:table-cell office:value-type="float" office:value="3138149" calcext:value-type="float">
            <text:p>3138149</text:p>
          </table:table-cell>
        </table:table-row>
        <table:table-row table:style-name="ro1">
          <table:table-cell office:value-type="float" office:value="2852630" calcext:value-type="float">
            <text:p>2852630</text:p>
          </table:table-cell>
        </table:table-row>
        <table:table-row table:style-name="ro1">
          <table:table-cell office:value-type="float" office:value="2856297" calcext:value-type="float">
            <text:p>2856297</text:p>
          </table:table-cell>
        </table:table-row>
        <table:table-row table:style-name="ro1">
          <table:table-cell office:value-type="float" office:value="2994702" calcext:value-type="float">
            <text:p>2994702</text:p>
          </table:table-cell>
        </table:table-row>
        <table:table-row table:style-name="ro1">
          <table:table-cell office:value-type="float" office:value="2934601" calcext:value-type="float">
            <text:p>2934601</text:p>
          </table:table-cell>
        </table:table-row>
        <table:table-row table:style-name="ro1">
          <table:table-cell office:value-type="float" office:value="2831374" calcext:value-type="float">
            <text:p>2831374</text:p>
          </table:table-cell>
        </table:table-row>
        <table:table-row table:style-name="ro1">
          <table:table-cell office:value-type="float" office:value="2877997" calcext:value-type="float">
            <text:p>2877997</text:p>
          </table:table-cell>
        </table:table-row>
        <table:table-row table:style-name="ro1">
          <table:table-cell office:value-type="float" office:value="2985279" calcext:value-type="float">
            <text:p>2985279</text:p>
          </table:table-cell>
        </table:table-row>
        <table:table-row table:style-name="ro1">
          <table:table-cell office:value-type="float" office:value="2930077" calcext:value-type="float">
            <text:p>2930077</text:p>
          </table:table-cell>
        </table:table-row>
        <table:table-row table:style-name="ro1">
          <table:table-cell office:value-type="float" office:value="2834466" calcext:value-type="float">
            <text:p>2834466</text:p>
          </table:table-cell>
        </table:table-row>
        <table:table-row table:style-name="ro1">
          <table:table-cell office:value-type="float" office:value="2835319" calcext:value-type="float">
            <text:p>2835319</text:p>
          </table:table-cell>
        </table:table-row>
        <table:table-row table:style-name="ro1">
          <table:table-cell office:value-type="float" office:value="2989673" calcext:value-type="float">
            <text:p>2989673</text:p>
          </table:table-cell>
        </table:table-row>
        <table:table-row table:style-name="ro1">
          <table:table-cell office:value-type="float" office:value="4040133" calcext:value-type="float">
            <text:p>4040133</text:p>
          </table:table-cell>
        </table:table-row>
        <table:table-row table:style-name="ro1">
          <table:table-cell office:value-type="float" office:value="3302478" calcext:value-type="float">
            <text:p>3302478</text:p>
          </table:table-cell>
        </table:table-row>
        <table:table-row table:style-name="ro1">
          <table:table-cell office:value-type="float" office:value="3740173" calcext:value-type="float">
            <text:p>3740173</text:p>
          </table:table-cell>
        </table:table-row>
        <table:table-row table:style-name="ro1">
          <table:table-cell office:value-type="float" office:value="2924637" calcext:value-type="float">
            <text:p>2924637</text:p>
          </table:table-cell>
        </table:table-row>
        <table:table-row table:style-name="ro1">
          <table:table-cell office:value-type="float" office:value="3032417" calcext:value-type="float">
            <text:p>3032417</text:p>
          </table:table-cell>
        </table:table-row>
        <table:table-row table:style-name="ro1">
          <table:table-cell office:value-type="float" office:value="2846024" calcext:value-type="float">
            <text:p>2846024</text:p>
          </table:table-cell>
        </table:table-row>
        <table:table-row table:style-name="ro1">
          <table:table-cell office:value-type="float" office:value="3019494" calcext:value-type="float">
            <text:p>3019494</text:p>
          </table:table-cell>
        </table:table-row>
        <table:table-row table:style-name="ro1">
          <table:table-cell office:value-type="float" office:value="2915152" calcext:value-type="float">
            <text:p>2915152</text:p>
          </table:table-cell>
        </table:table-row>
        <table:table-row table:style-name="ro1">
          <table:table-cell office:value-type="float" office:value="2902734" calcext:value-type="float">
            <text:p>2902734</text:p>
          </table:table-cell>
        </table:table-row>
        <table:table-row table:style-name="ro1">
          <table:table-cell office:value-type="float" office:value="3045110" calcext:value-type="float">
            <text:p>3045110</text:p>
          </table:table-cell>
        </table:table-row>
        <table:table-row table:style-name="ro1">
          <table:table-cell office:value-type="float" office:value="2889551" calcext:value-type="float">
            <text:p>2889551</text:p>
          </table:table-cell>
        </table:table-row>
        <table:table-row table:style-name="ro1">
          <table:table-cell office:value-type="float" office:value="2987956" calcext:value-type="float">
            <text:p>2987956</text:p>
          </table:table-cell>
        </table:table-row>
        <table:table-row table:style-name="ro1">
          <table:table-cell office:value-type="float" office:value="3766822" calcext:value-type="float">
            <text:p>3766822</text:p>
          </table:table-cell>
        </table:table-row>
        <table:table-row table:style-name="ro1">
          <table:table-cell office:value-type="float" office:value="3833976" calcext:value-type="float">
            <text:p>3833976</text:p>
          </table:table-cell>
        </table:table-row>
        <table:table-row table:style-name="ro1">
          <table:table-cell office:value-type="float" office:value="3364300" calcext:value-type="float">
            <text:p>3364300</text:p>
          </table:table-cell>
        </table:table-row>
        <table:table-row table:style-name="ro1">
          <table:table-cell office:value-type="float" office:value="2970424" calcext:value-type="float">
            <text:p>2970424</text:p>
          </table:table-cell>
        </table:table-row>
        <table:table-row table:style-name="ro1">
          <table:table-cell office:value-type="float" office:value="2844582" calcext:value-type="float">
            <text:p>2844582</text:p>
          </table:table-cell>
        </table:table-row>
        <table:table-row table:style-name="ro1">
          <table:table-cell office:value-type="float" office:value="2859164" calcext:value-type="float">
            <text:p>2859164</text:p>
          </table:table-cell>
        </table:table-row>
        <table:table-row table:style-name="ro1">
          <table:table-cell office:value-type="float" office:value="2966146" calcext:value-type="float">
            <text:p>2966146</text:p>
          </table:table-cell>
        </table:table-row>
        <table:table-row table:style-name="ro1">
          <table:table-cell office:value-type="float" office:value="2968497" calcext:value-type="float">
            <text:p>2968497</text:p>
          </table:table-cell>
        </table:table-row>
        <table:table-row table:style-name="ro1">
          <table:table-cell office:value-type="float" office:value="2848320" calcext:value-type="float">
            <text:p>2848320</text:p>
          </table:table-cell>
        </table:table-row>
        <table:table-row table:style-name="ro1">
          <table:table-cell office:value-type="float" office:value="2847848" calcext:value-type="float">
            <text:p>2847848</text:p>
          </table:table-cell>
        </table:table-row>
        <table:table-row table:style-name="ro1">
          <table:table-cell office:value-type="float" office:value="2989797" calcext:value-type="float">
            <text:p>2989797</text:p>
          </table:table-cell>
        </table:table-row>
        <table:table-row table:style-name="ro1">
          <table:table-cell office:value-type="float" office:value="2987604" calcext:value-type="float">
            <text:p>2987604</text:p>
          </table:table-cell>
        </table:table-row>
        <table:table-row table:style-name="ro1">
          <table:table-cell office:value-type="float" office:value="2867711" calcext:value-type="float">
            <text:p>2867711</text:p>
          </table:table-cell>
        </table:table-row>
        <table:table-row table:style-name="ro1">
          <table:table-cell office:value-type="float" office:value="2857278" calcext:value-type="float">
            <text:p>2857278</text:p>
          </table:table-cell>
        </table:table-row>
        <table:table-row table:style-name="ro1">
          <table:table-cell office:value-type="float" office:value="3008694" calcext:value-type="float">
            <text:p>3008694</text:p>
          </table:table-cell>
        </table:table-row>
        <table:table-row table:style-name="ro1">
          <table:table-cell office:value-type="float" office:value="2917233" calcext:value-type="float">
            <text:p>2917233</text:p>
          </table:table-cell>
        </table:table-row>
        <table:table-row table:style-name="ro1">
          <table:table-cell office:value-type="float" office:value="2857734" calcext:value-type="float">
            <text:p>2857734</text:p>
          </table:table-cell>
        </table:table-row>
        <table:table-row table:style-name="ro1">
          <table:table-cell office:value-type="float" office:value="2857191" calcext:value-type="float">
            <text:p>2857191</text:p>
          </table:table-cell>
        </table:table-row>
        <table:table-row table:style-name="ro1">
          <table:table-cell office:value-type="float" office:value="3035400" calcext:value-type="float">
            <text:p>3035400</text:p>
          </table:table-cell>
        </table:table-row>
        <table:table-row table:style-name="ro1">
          <table:table-cell office:value-type="float" office:value="2904584" calcext:value-type="float">
            <text:p>2904584</text:p>
          </table:table-cell>
        </table:table-row>
        <table:table-row table:style-name="ro1">
          <table:table-cell office:value-type="float" office:value="2896450" calcext:value-type="float">
            <text:p>2896450</text:p>
          </table:table-cell>
        </table:table-row>
        <table:table-row table:style-name="ro1">
          <table:table-cell office:value-type="float" office:value="3011446" calcext:value-type="float">
            <text:p>3011446</text:p>
          </table:table-cell>
        </table:table-row>
        <table:table-row table:style-name="ro1">
          <table:table-cell office:value-type="float" office:value="2852696" calcext:value-type="float">
            <text:p>2852696</text:p>
          </table:table-cell>
        </table:table-row>
        <table:table-row table:style-name="ro1">
          <table:table-cell office:value-type="float" office:value="2972127" calcext:value-type="float">
            <text:p>2972127</text:p>
          </table:table-cell>
        </table:table-row>
        <table:table-row table:style-name="ro1">
          <table:table-cell office:value-type="float" office:value="2962451" calcext:value-type="float">
            <text:p>2962451</text:p>
          </table:table-cell>
        </table:table-row>
        <table:table-row table:style-name="ro1">
          <table:table-cell office:value-type="float" office:value="2849686" calcext:value-type="float">
            <text:p>2849686</text:p>
          </table:table-cell>
        </table:table-row>
        <table:table-row table:style-name="ro1">
          <table:table-cell office:value-type="float" office:value="2847622" calcext:value-type="float">
            <text:p>2847622</text:p>
          </table:table-cell>
        </table:table-row>
        <table:table-row table:style-name="ro1">
          <table:table-cell office:value-type="float" office:value="3023433" calcext:value-type="float">
            <text:p>3023433</text:p>
          </table:table-cell>
        </table:table-row>
        <table:table-row table:style-name="ro1">
          <table:table-cell office:value-type="float" office:value="3126810" calcext:value-type="float">
            <text:p>3126810</text:p>
          </table:table-cell>
        </table:table-row>
        <table:table-row table:style-name="ro1">
          <table:table-cell office:value-type="float" office:value="2902175" calcext:value-type="float">
            <text:p>2902175</text:p>
          </table:table-cell>
        </table:table-row>
        <table:table-row table:style-name="ro1">
          <table:table-cell office:value-type="float" office:value="3062616" calcext:value-type="float">
            <text:p>3062616</text:p>
          </table:table-cell>
        </table:table-row>
        <table:table-row table:style-name="ro1">
          <table:table-cell office:value-type="float" office:value="2856129" calcext:value-type="float">
            <text:p>2856129</text:p>
          </table:table-cell>
        </table:table-row>
        <table:table-row table:style-name="ro1">
          <table:table-cell office:value-type="float" office:value="2989403" calcext:value-type="float">
            <text:p>2989403</text:p>
          </table:table-cell>
        </table:table-row>
        <table:table-row table:style-name="ro1">
          <table:table-cell office:value-type="float" office:value="3728012" calcext:value-type="float">
            <text:p>3728012</text:p>
          </table:table-cell>
        </table:table-row>
        <table:table-row table:style-name="ro1">
          <table:table-cell office:value-type="float" office:value="3640961" calcext:value-type="float">
            <text:p>3640961</text:p>
          </table:table-cell>
        </table:table-row>
        <table:table-row table:style-name="ro1">
          <table:table-cell office:value-type="float" office:value="3041071" calcext:value-type="float">
            <text:p>3041071</text:p>
          </table:table-cell>
        </table:table-row>
        <table:table-row table:style-name="ro1">
          <table:table-cell office:value-type="float" office:value="2856899" calcext:value-type="float">
            <text:p>2856899</text:p>
          </table:table-cell>
        </table:table-row>
        <table:table-row table:style-name="ro1">
          <table:table-cell office:value-type="float" office:value="2841648" calcext:value-type="float">
            <text:p>2841648</text:p>
          </table:table-cell>
        </table:table-row>
        <table:table-row table:style-name="ro1">
          <table:table-cell office:value-type="float" office:value="2993535" calcext:value-type="float">
            <text:p>2993535</text:p>
          </table:table-cell>
        </table:table-row>
        <table:table-row table:style-name="ro1">
          <table:table-cell office:value-type="float" office:value="3779923" calcext:value-type="float">
            <text:p>3779923</text:p>
          </table:table-cell>
        </table:table-row>
        <table:table-row table:style-name="ro1">
          <table:table-cell office:value-type="float" office:value="3798162" calcext:value-type="float">
            <text:p>3798162</text:p>
          </table:table-cell>
        </table:table-row>
        <table:table-row table:style-name="ro1">
          <table:table-cell office:value-type="float" office:value="3062251" calcext:value-type="float">
            <text:p>3062251</text:p>
          </table:table-cell>
        </table:table-row>
        <table:table-row table:style-name="ro1">
          <table:table-cell office:value-type="float" office:value="2986134" calcext:value-type="float">
            <text:p>2986134</text:p>
          </table:table-cell>
        </table:table-row>
        <table:table-row table:style-name="ro1">
          <table:table-cell office:value-type="float" office:value="2860257" calcext:value-type="float">
            <text:p>2860257</text:p>
          </table:table-cell>
        </table:table-row>
        <table:table-row table:style-name="ro1">
          <table:table-cell office:value-type="float" office:value="3026151" calcext:value-type="float">
            <text:p>3026151</text:p>
          </table:table-cell>
        </table:table-row>
        <table:table-row table:style-name="ro1">
          <table:table-cell office:value-type="float" office:value="2918119" calcext:value-type="float">
            <text:p>2918119</text:p>
          </table:table-cell>
        </table:table-row>
        <table:table-row table:style-name="ro1">
          <table:table-cell office:value-type="float" office:value="2866112" calcext:value-type="float">
            <text:p>2866112</text:p>
          </table:table-cell>
        </table:table-row>
        <table:table-row table:style-name="ro1">
          <table:table-cell office:value-type="float" office:value="2866620" calcext:value-type="float">
            <text:p>2866620</text:p>
          </table:table-cell>
        </table:table-row>
        <table:table-row table:style-name="ro1">
          <table:table-cell office:value-type="float" office:value="2892788" calcext:value-type="float">
            <text:p>2892788</text:p>
          </table:table-cell>
        </table:table-row>
        <table:table-row table:style-name="ro1">
          <table:table-cell office:value-type="float" office:value="2960156" calcext:value-type="float">
            <text:p>2960156</text:p>
          </table:table-cell>
        </table:table-row>
        <table:table-row table:style-name="ro1">
          <table:table-cell office:value-type="float" office:value="2951374" calcext:value-type="float">
            <text:p>2951374</text:p>
          </table:table-cell>
        </table:table-row>
        <table:table-row table:style-name="ro1">
          <table:table-cell office:value-type="float" office:value="2849869" calcext:value-type="float">
            <text:p>2849869</text:p>
          </table:table-cell>
        </table:table-row>
        <table:table-row table:style-name="ro1">
          <table:table-cell office:value-type="float" office:value="2855323" calcext:value-type="float">
            <text:p>2855323</text:p>
          </table:table-cell>
        </table:table-row>
        <table:table-row table:style-name="ro1">
          <table:table-cell office:value-type="float" office:value="2984250" calcext:value-type="float">
            <text:p>2984250</text:p>
          </table:table-cell>
        </table:table-row>
        <table:table-row table:style-name="ro1">
          <table:table-cell office:value-type="float" office:value="3794233" calcext:value-type="float">
            <text:p>3794233</text:p>
          </table:table-cell>
        </table:table-row>
        <table:table-row table:style-name="ro1">
          <table:table-cell office:value-type="float" office:value="3801495" calcext:value-type="float">
            <text:p>3801495</text:p>
          </table:table-cell>
        </table:table-row>
        <table:table-row table:style-name="ro1">
          <table:table-cell office:value-type="float" office:value="3168307" calcext:value-type="float">
            <text:p>3168307</text:p>
          </table:table-cell>
        </table:table-row>
        <table:table-row table:style-name="ro1">
          <table:table-cell office:value-type="float" office:value="2980199" calcext:value-type="float">
            <text:p>2980199</text:p>
          </table:table-cell>
        </table:table-row>
        <table:table-row table:style-name="ro1">
          <table:table-cell office:value-type="float" office:value="2856198" calcext:value-type="float">
            <text:p>2856198</text:p>
          </table:table-cell>
        </table:table-row>
        <table:table-row table:style-name="ro1">
          <table:table-cell office:value-type="float" office:value="2863101" calcext:value-type="float">
            <text:p>2863101</text:p>
          </table:table-cell>
        </table:table-row>
        <table:table-row table:style-name="ro1">
          <table:table-cell office:value-type="float" office:value="2953405" calcext:value-type="float">
            <text:p>2953405</text:p>
          </table:table-cell>
        </table:table-row>
        <table:table-row table:style-name="ro1">
          <table:table-cell office:value-type="float" office:value="2972833" calcext:value-type="float">
            <text:p>2972833</text:p>
          </table:table-cell>
        </table:table-row>
        <table:table-row table:style-name="ro1">
          <table:table-cell office:value-type="float" office:value="2853548" calcext:value-type="float">
            <text:p>2853548</text:p>
          </table:table-cell>
        </table:table-row>
        <table:table-row table:style-name="ro1">
          <table:table-cell office:value-type="float" office:value="2845411" calcext:value-type="float">
            <text:p>2845411</text:p>
          </table:table-cell>
        </table:table-row>
        <table:table-row table:style-name="ro1">
          <table:table-cell office:value-type="float" office:value="2968865" calcext:value-type="float">
            <text:p>2968865</text:p>
          </table:table-cell>
        </table:table-row>
        <table:table-row table:style-name="ro1">
          <table:table-cell office:value-type="float" office:value="3100916" calcext:value-type="float">
            <text:p>3100916</text:p>
          </table:table-cell>
        </table:table-row>
        <table:table-row table:style-name="ro1">
          <table:table-cell office:value-type="float" office:value="2845378" calcext:value-type="float">
            <text:p>2845378</text:p>
          </table:table-cell>
        </table:table-row>
        <table:table-row table:style-name="ro1">
          <table:table-cell office:value-type="float" office:value="2886794" calcext:value-type="float">
            <text:p>2886794</text:p>
          </table:table-cell>
        </table:table-row>
        <table:table-row table:style-name="ro1">
          <table:table-cell office:value-type="float" office:value="2995477" calcext:value-type="float">
            <text:p>2995477</text:p>
          </table:table-cell>
        </table:table-row>
        <table:table-row table:style-name="ro1">
          <table:table-cell office:value-type="float" office:value="2929477" calcext:value-type="float">
            <text:p>2929477</text:p>
          </table:table-cell>
        </table:table-row>
        <table:table-row table:style-name="ro1">
          <table:table-cell office:value-type="float" office:value="2860231" calcext:value-type="float">
            <text:p>2860231</text:p>
          </table:table-cell>
        </table:table-row>
        <table:table-row table:style-name="ro1">
          <table:table-cell office:value-type="float" office:value="2888531" calcext:value-type="float">
            <text:p>2888531</text:p>
          </table:table-cell>
        </table:table-row>
        <table:table-row table:style-name="ro1">
          <table:table-cell office:value-type="float" office:value="3009717" calcext:value-type="float">
            <text:p>3009717</text:p>
          </table:table-cell>
        </table:table-row>
        <table:table-row table:style-name="ro1">
          <table:table-cell office:value-type="float" office:value="2902147" calcext:value-type="float">
            <text:p>2902147</text:p>
          </table:table-cell>
        </table:table-row>
        <table:table-row table:style-name="ro1">
          <table:table-cell office:value-type="float" office:value="2860228" calcext:value-type="float">
            <text:p>2860228</text:p>
          </table:table-cell>
        </table:table-row>
        <table:table-row table:style-name="ro1">
          <table:table-cell office:value-type="float" office:value="2920749" calcext:value-type="float">
            <text:p>2920749</text:p>
          </table:table-cell>
        </table:table-row>
        <table:table-row table:style-name="ro1">
          <table:table-cell office:value-type="float" office:value="2848591" calcext:value-type="float">
            <text:p>2848591</text:p>
          </table:table-cell>
        </table:table-row>
        <table:table-row table:style-name="ro1">
          <table:table-cell office:value-type="float" office:value="2971095" calcext:value-type="float">
            <text:p>2971095</text:p>
          </table:table-cell>
        </table:table-row>
        <table:table-row table:style-name="ro1">
          <table:table-cell office:value-type="float" office:value="2980427" calcext:value-type="float">
            <text:p>2980427</text:p>
          </table:table-cell>
        </table:table-row>
        <table:table-row table:style-name="ro1">
          <table:table-cell office:value-type="float" office:value="2860864" calcext:value-type="float">
            <text:p>2860864</text:p>
          </table:table-cell>
        </table:table-row>
        <table:table-row table:style-name="ro1">
          <table:table-cell office:value-type="float" office:value="2875463" calcext:value-type="float">
            <text:p>2875463</text:p>
          </table:table-cell>
        </table:table-row>
        <table:table-row table:style-name="ro1">
          <table:table-cell office:value-type="float" office:value="2997930" calcext:value-type="float">
            <text:p>2997930</text:p>
          </table:table-cell>
        </table:table-row>
        <table:table-row table:style-name="ro1">
          <table:table-cell office:value-type="float" office:value="3862305" calcext:value-type="float">
            <text:p>3862305</text:p>
          </table:table-cell>
        </table:table-row>
        <table:table-row table:style-name="ro1">
          <table:table-cell office:value-type="float" office:value="3433139" calcext:value-type="float">
            <text:p>3433139</text:p>
          </table:table-cell>
        </table:table-row>
        <table:table-row table:style-name="ro1">
          <table:table-cell office:value-type="float" office:value="3035027" calcext:value-type="float">
            <text:p>3035027</text:p>
          </table:table-cell>
        </table:table-row>
        <table:table-row table:style-name="ro1">
          <table:table-cell office:value-type="float" office:value="3088953" calcext:value-type="float">
            <text:p>3088953</text:p>
          </table:table-cell>
        </table:table-row>
        <table:table-row table:style-name="ro1">
          <table:table-cell office:value-type="float" office:value="3255580" calcext:value-type="float">
            <text:p>3255580</text:p>
          </table:table-cell>
        </table:table-row>
        <table:table-row table:style-name="ro1">
          <table:table-cell office:value-type="float" office:value="3219908" calcext:value-type="float">
            <text:p>3219908</text:p>
          </table:table-cell>
        </table:table-row>
        <table:table-row table:style-name="ro1">
          <table:table-cell office:value-type="float" office:value="2987146" calcext:value-type="float">
            <text:p>2987146</text:p>
          </table:table-cell>
        </table:table-row>
        <table:table-row table:style-name="ro1">
          <table:table-cell office:value-type="float" office:value="3016541" calcext:value-type="float">
            <text:p>3016541</text:p>
          </table:table-cell>
        </table:table-row>
        <table:table-row table:style-name="ro1">
          <table:table-cell office:value-type="float" office:value="3528525" calcext:value-type="float">
            <text:p>3528525</text:p>
          </table:table-cell>
        </table:table-row>
        <table:table-row table:style-name="ro1">
          <table:table-cell office:value-type="float" office:value="3047420" calcext:value-type="float">
            <text:p>3047420</text:p>
          </table:table-cell>
        </table:table-row>
        <table:table-row table:style-name="ro1">
          <table:table-cell office:value-type="float" office:value="2876444" calcext:value-type="float">
            <text:p>2876444</text:p>
          </table:table-cell>
        </table:table-row>
        <table:table-row table:style-name="ro1">
          <table:table-cell office:value-type="float" office:value="2981855" calcext:value-type="float">
            <text:p>2981855</text:p>
          </table:table-cell>
        </table:table-row>
        <table:table-row table:style-name="ro1">
          <table:table-cell office:value-type="float" office:value="2990684" calcext:value-type="float">
            <text:p>2990684</text:p>
          </table:table-cell>
        </table:table-row>
        <table:table-row table:style-name="ro1">
          <table:table-cell office:value-type="float" office:value="3060660" calcext:value-type="float">
            <text:p>3060660</text:p>
          </table:table-cell>
        </table:table-row>
        <table:table-row table:style-name="ro1">
          <table:table-cell office:value-type="float" office:value="3044436" calcext:value-type="float">
            <text:p>3044436</text:p>
          </table:table-cell>
        </table:table-row>
        <table:table-row table:style-name="ro1">
          <table:table-cell office:value-type="float" office:value="3001726" calcext:value-type="float">
            <text:p>3001726</text:p>
          </table:table-cell>
        </table:table-row>
        <table:table-row table:style-name="ro1">
          <table:table-cell office:value-type="float" office:value="2929915" calcext:value-type="float">
            <text:p>2929915</text:p>
          </table:table-cell>
        </table:table-row>
        <table:table-row table:style-name="ro1">
          <table:table-cell office:value-type="float" office:value="2853015" calcext:value-type="float">
            <text:p>2853015</text:p>
          </table:table-cell>
        </table:table-row>
        <table:table-row table:style-name="ro1">
          <table:table-cell office:value-type="float" office:value="2841799" calcext:value-type="float">
            <text:p>2841799</text:p>
          </table:table-cell>
        </table:table-row>
        <table:table-row table:style-name="ro1">
          <table:table-cell office:value-type="float" office:value="3019919" calcext:value-type="float">
            <text:p>3019919</text:p>
          </table:table-cell>
        </table:table-row>
        <table:table-row table:style-name="ro1">
          <table:table-cell office:value-type="float" office:value="4374717" calcext:value-type="float">
            <text:p>4374717</text:p>
          </table:table-cell>
        </table:table-row>
        <table:table-row table:style-name="ro1">
          <table:table-cell office:value-type="float" office:value="3457716" calcext:value-type="float">
            <text:p>3457716</text:p>
          </table:table-cell>
        </table:table-row>
        <table:table-row table:style-name="ro1">
          <table:table-cell office:value-type="float" office:value="3137854" calcext:value-type="float">
            <text:p>3137854</text:p>
          </table:table-cell>
        </table:table-row>
        <table:table-row table:style-name="ro1">
          <table:table-cell office:value-type="float" office:value="2936044" calcext:value-type="float">
            <text:p>2936044</text:p>
          </table:table-cell>
        </table:table-row>
        <table:table-row table:style-name="ro1">
          <table:table-cell office:value-type="float" office:value="2883239" calcext:value-type="float">
            <text:p>2883239</text:p>
          </table:table-cell>
        </table:table-row>
        <table:table-row table:style-name="ro1">
          <table:table-cell office:value-type="float" office:value="2861758" calcext:value-type="float">
            <text:p>2861758</text:p>
          </table:table-cell>
        </table:table-row>
        <table:table-row table:style-name="ro1">
          <table:table-cell office:value-type="float" office:value="3018983" calcext:value-type="float">
            <text:p>3018983</text:p>
          </table:table-cell>
        </table:table-row>
        <table:table-row table:style-name="ro1">
          <table:table-cell office:value-type="float" office:value="2912516" calcext:value-type="float">
            <text:p>2912516</text:p>
          </table:table-cell>
        </table:table-row>
        <table:table-row table:style-name="ro1">
          <table:table-cell office:value-type="float" office:value="2863547" calcext:value-type="float">
            <text:p>2863547</text:p>
          </table:table-cell>
        </table:table-row>
        <table:table-row table:style-name="ro1">
          <table:table-cell office:value-type="float" office:value="3061688" calcext:value-type="float">
            <text:p>3061688</text:p>
          </table:table-cell>
        </table:table-row>
        <table:table-row table:style-name="ro1">
          <table:table-cell office:value-type="float" office:value="2856332" calcext:value-type="float">
            <text:p>2856332</text:p>
          </table:table-cell>
        </table:table-row>
        <table:table-row table:style-name="ro1">
          <table:table-cell office:value-type="float" office:value="2972780" calcext:value-type="float">
            <text:p>2972780</text:p>
          </table:table-cell>
        </table:table-row>
        <table:table-row table:style-name="ro1">
          <table:table-cell office:value-type="float" office:value="2989774" calcext:value-type="float">
            <text:p>2989774</text:p>
          </table:table-cell>
        </table:table-row>
        <table:table-row table:style-name="ro1">
          <table:table-cell office:value-type="float" office:value="2844391" calcext:value-type="float">
            <text:p>2844391</text:p>
          </table:table-cell>
        </table:table-row>
        <table:table-row table:style-name="ro1">
          <table:table-cell office:value-type="float" office:value="2859560" calcext:value-type="float">
            <text:p>2859560</text:p>
          </table:table-cell>
        </table:table-row>
        <table:table-row table:style-name="ro1">
          <table:table-cell office:value-type="float" office:value="3023783" calcext:value-type="float">
            <text:p>3023783</text:p>
          </table:table-cell>
        </table:table-row>
        <table:table-row table:style-name="ro1">
          <table:table-cell office:value-type="float" office:value="3000227" calcext:value-type="float">
            <text:p>3000227</text:p>
          </table:table-cell>
        </table:table-row>
        <table:table-row table:style-name="ro1">
          <table:table-cell office:value-type="float" office:value="2908366" calcext:value-type="float">
            <text:p>2908366</text:p>
          </table:table-cell>
        </table:table-row>
        <table:table-row table:style-name="ro1">
          <table:table-cell office:value-type="float" office:value="3030372" calcext:value-type="float">
            <text:p>3030372</text:p>
          </table:table-cell>
        </table:table-row>
        <table:table-row table:style-name="ro1">
          <table:table-cell office:value-type="float" office:value="2871441" calcext:value-type="float">
            <text:p>2871441</text:p>
          </table:table-cell>
        </table:table-row>
        <table:table-row table:style-name="ro1">
          <table:table-cell office:value-type="float" office:value="3074688" calcext:value-type="float">
            <text:p>3074688</text:p>
          </table:table-cell>
        </table:table-row>
        <table:table-row table:style-name="ro1">
          <table:table-cell office:value-type="float" office:value="2965894" calcext:value-type="float">
            <text:p>2965894</text:p>
          </table:table-cell>
        </table:table-row>
        <table:table-row table:style-name="ro1">
          <table:table-cell office:value-type="float" office:value="2885069" calcext:value-type="float">
            <text:p>2885069</text:p>
          </table:table-cell>
        </table:table-row>
        <table:table-row table:style-name="ro1">
          <table:table-cell office:value-type="float" office:value="2851311" calcext:value-type="float">
            <text:p>2851311</text:p>
          </table:table-cell>
        </table:table-row>
        <table:table-row table:style-name="ro1">
          <table:table-cell office:value-type="float" office:value="3010530" calcext:value-type="float">
            <text:p>3010530</text:p>
          </table:table-cell>
        </table:table-row>
        <table:table-row table:style-name="ro1">
          <table:table-cell office:value-type="float" office:value="2937201" calcext:value-type="float">
            <text:p>2937201</text:p>
          </table:table-cell>
        </table:table-row>
        <table:table-row table:style-name="ro1">
          <table:table-cell office:value-type="float" office:value="2856797" calcext:value-type="float">
            <text:p>2856797</text:p>
          </table:table-cell>
        </table:table-row>
        <table:table-row table:style-name="ro1">
          <table:table-cell office:value-type="float" office:value="2914505" calcext:value-type="float">
            <text:p>2914505</text:p>
          </table:table-cell>
        </table:table-row>
        <table:table-row table:style-name="ro1">
          <table:table-cell office:value-type="float" office:value="3020104" calcext:value-type="float">
            <text:p>3020104</text:p>
          </table:table-cell>
        </table:table-row>
        <table:table-row table:style-name="ro1">
          <table:table-cell office:value-type="float" office:value="2913249" calcext:value-type="float">
            <text:p>2913249</text:p>
          </table:table-cell>
        </table:table-row>
        <table:table-row table:style-name="ro1">
          <table:table-cell office:value-type="float" office:value="3047501" calcext:value-type="float">
            <text:p>3047501</text:p>
          </table:table-cell>
        </table:table-row>
        <table:table-row table:style-name="ro1">
          <table:table-cell office:value-type="float" office:value="2855980" calcext:value-type="float">
            <text:p>2855980</text:p>
          </table:table-cell>
        </table:table-row>
        <table:table-row table:style-name="ro1">
          <table:table-cell office:value-type="float" office:value="2884747" calcext:value-type="float">
            <text:p>2884747</text:p>
          </table:table-cell>
        </table:table-row>
        <table:table-row table:style-name="ro1">
          <table:table-cell office:value-type="float" office:value="2970872" calcext:value-type="float">
            <text:p>2970872</text:p>
          </table:table-cell>
        </table:table-row>
        <table:table-row table:style-name="ro1">
          <table:table-cell office:value-type="float" office:value="3752426" calcext:value-type="float">
            <text:p>3752426</text:p>
          </table:table-cell>
        </table:table-row>
        <table:table-row table:style-name="ro1">
          <table:table-cell office:value-type="float" office:value="4071987" calcext:value-type="float">
            <text:p>4071987</text:p>
          </table:table-cell>
        </table:table-row>
        <table:table-row table:style-name="ro1">
          <table:table-cell office:value-type="float" office:value="3185566" calcext:value-type="float">
            <text:p>3185566</text:p>
          </table:table-cell>
        </table:table-row>
        <table:table-row table:style-name="ro1">
          <table:table-cell office:value-type="float" office:value="2973394" calcext:value-type="float">
            <text:p>2973394</text:p>
          </table:table-cell>
        </table:table-row>
        <table:table-row table:style-name="ro1">
          <table:table-cell office:value-type="float" office:value="3042906" calcext:value-type="float">
            <text:p>3042906</text:p>
          </table:table-cell>
        </table:table-row>
        <table:table-row table:style-name="ro1">
          <table:table-cell office:value-type="float" office:value="2861532" calcext:value-type="float">
            <text:p>2861532</text:p>
          </table:table-cell>
        </table:table-row>
        <table:table-row table:style-name="ro1">
          <table:table-cell office:value-type="float" office:value="3038144" calcext:value-type="float">
            <text:p>3038144</text:p>
          </table:table-cell>
        </table:table-row>
        <table:table-row table:style-name="ro1">
          <table:table-cell office:value-type="float" office:value="2939248" calcext:value-type="float">
            <text:p>2939248</text:p>
          </table:table-cell>
        </table:table-row>
        <table:table-row table:style-name="ro1">
          <table:table-cell office:value-type="float" office:value="2856893" calcext:value-type="float">
            <text:p>2856893</text:p>
          </table:table-cell>
        </table:table-row>
        <table:table-row table:style-name="ro1">
          <table:table-cell office:value-type="float" office:value="2883429" calcext:value-type="float">
            <text:p>2883429</text:p>
          </table:table-cell>
        </table:table-row>
        <table:table-row table:style-name="ro1">
          <table:table-cell office:value-type="float" office:value="3004246" calcext:value-type="float">
            <text:p>3004246</text:p>
          </table:table-cell>
        </table:table-row>
        <table:table-row table:style-name="ro1">
          <table:table-cell office:value-type="float" office:value="3915542" calcext:value-type="float">
            <text:p>3915542</text:p>
          </table:table-cell>
        </table:table-row>
        <table:table-row table:style-name="ro1">
          <table:table-cell office:value-type="float" office:value="3675136" calcext:value-type="float">
            <text:p>3675136</text:p>
          </table:table-cell>
        </table:table-row>
        <table:table-row table:style-name="ro1">
          <table:table-cell office:value-type="float" office:value="3188287" calcext:value-type="float">
            <text:p>3188287</text:p>
          </table:table-cell>
        </table:table-row>
        <table:table-row table:style-name="ro1">
          <table:table-cell office:value-type="float" office:value="2963544" calcext:value-type="float">
            <text:p>2963544</text:p>
          </table:table-cell>
        </table:table-row>
        <table:table-row table:style-name="ro1">
          <table:table-cell office:value-type="float" office:value="2855278" calcext:value-type="float">
            <text:p>2855278</text:p>
          </table:table-cell>
        </table:table-row>
        <table:table-row table:style-name="ro1">
          <table:table-cell office:value-type="float" office:value="2847630" calcext:value-type="float">
            <text:p>2847630</text:p>
          </table:table-cell>
        </table:table-row>
        <table:table-row table:style-name="ro1">
          <table:table-cell office:value-type="float" office:value="2976235" calcext:value-type="float">
            <text:p>2976235</text:p>
          </table:table-cell>
        </table:table-row>
        <table:table-row table:style-name="ro1">
          <table:table-cell office:value-type="float" office:value="2986295" calcext:value-type="float">
            <text:p>2986295</text:p>
          </table:table-cell>
        </table:table-row>
        <table:table-row table:style-name="ro1">
          <table:table-cell office:value-type="float" office:value="2861043" calcext:value-type="float">
            <text:p>2861043</text:p>
          </table:table-cell>
        </table:table-row>
        <table:table-row table:style-name="ro1">
          <table:table-cell office:value-type="float" office:value="2837582" calcext:value-type="float">
            <text:p>2837582</text:p>
          </table:table-cell>
        </table:table-row>
        <table:table-row table:style-name="ro1">
          <table:table-cell office:value-type="float" office:value="2987665" calcext:value-type="float">
            <text:p>2987665</text:p>
          </table:table-cell>
        </table:table-row>
        <table:table-row table:style-name="ro1">
          <table:table-cell office:value-type="float" office:value="2963294" calcext:value-type="float">
            <text:p>2963294</text:p>
          </table:table-cell>
        </table:table-row>
        <table:table-row table:style-name="ro1">
          <table:table-cell office:value-type="float" office:value="2872911" calcext:value-type="float">
            <text:p>2872911</text:p>
          </table:table-cell>
        </table:table-row>
        <table:table-row table:style-name="ro1">
          <table:table-cell office:value-type="float" office:value="2861460" calcext:value-type="float">
            <text:p>2861460</text:p>
          </table:table-cell>
        </table:table-row>
        <table:table-row table:style-name="ro1">
          <table:table-cell office:value-type="float" office:value="3067625" calcext:value-type="float">
            <text:p>3067625</text:p>
          </table:table-cell>
        </table:table-row>
        <table:table-row table:style-name="ro1">
          <table:table-cell office:value-type="float" office:value="2943037" calcext:value-type="float">
            <text:p>2943037</text:p>
          </table:table-cell>
        </table:table-row>
        <table:table-row table:style-name="ro1">
          <table:table-cell office:value-type="float" office:value="2896770" calcext:value-type="float">
            <text:p>2896770</text:p>
          </table:table-cell>
        </table:table-row>
        <table:table-row table:style-name="ro1">
          <table:table-cell office:value-type="float" office:value="3019148" calcext:value-type="float">
            <text:p>3019148</text:p>
          </table:table-cell>
        </table:table-row>
        <table:table-row table:style-name="ro1">
          <table:table-cell office:value-type="float" office:value="2846779" calcext:value-type="float">
            <text:p>2846779</text:p>
          </table:table-cell>
        </table:table-row>
        <table:table-row table:style-name="ro1">
          <table:table-cell office:value-type="float" office:value="2972103" calcext:value-type="float">
            <text:p>2972103</text:p>
          </table:table-cell>
        </table:table-row>
        <table:table-row table:style-name="ro1">
          <table:table-cell office:value-type="float" office:value="3713840" calcext:value-type="float">
            <text:p>3713840</text:p>
          </table:table-cell>
        </table:table-row>
        <table:table-row table:style-name="ro1">
          <table:table-cell office:value-type="float" office:value="3857533" calcext:value-type="float">
            <text:p>3857533</text:p>
          </table:table-cell>
        </table:table-row>
        <table:table-row table:style-name="ro1">
          <table:table-cell office:value-type="float" office:value="3185480" calcext:value-type="float">
            <text:p>3185480</text:p>
          </table:table-cell>
        </table:table-row>
        <table:table-row table:style-name="ro1">
          <table:table-cell office:value-type="float" office:value="3005294" calcext:value-type="float">
            <text:p>3005294</text:p>
          </table:table-cell>
        </table:table-row>
        <table:table-row table:style-name="ro1">
          <table:table-cell office:value-type="float" office:value="2839131" calcext:value-type="float">
            <text:p>2839131</text:p>
          </table:table-cell>
        </table:table-row>
        <table:table-row table:style-name="ro1">
          <table:table-cell office:value-type="float" office:value="3011760" calcext:value-type="float">
            <text:p>3011760</text:p>
          </table:table-cell>
        </table:table-row>
        <table:table-row table:style-name="ro1">
          <table:table-cell office:value-type="float" office:value="2960463" calcext:value-type="float">
            <text:p>2960463</text:p>
          </table:table-cell>
        </table:table-row>
        <table:table-row table:style-name="ro1">
          <table:table-cell office:value-type="float" office:value="3045268" calcext:value-type="float">
            <text:p>3045268</text:p>
          </table:table-cell>
        </table:table-row>
        <table:table-row table:style-name="ro1">
          <table:table-cell office:value-type="float" office:value="2865826" calcext:value-type="float">
            <text:p>2865826</text:p>
          </table:table-cell>
        </table:table-row>
        <table:table-row table:style-name="ro1">
          <table:table-cell office:value-type="float" office:value="2850827" calcext:value-type="float">
            <text:p>2850827</text:p>
          </table:table-cell>
        </table:table-row>
        <table:table-row table:style-name="ro1">
          <table:table-cell office:value-type="float" office:value="3097211" calcext:value-type="float">
            <text:p>3097211</text:p>
          </table:table-cell>
        </table:table-row>
        <table:table-row table:style-name="ro1">
          <table:table-cell office:value-type="float" office:value="3044222" calcext:value-type="float">
            <text:p>3044222</text:p>
          </table:table-cell>
        </table:table-row>
        <table:table-row table:style-name="ro1">
          <table:table-cell office:value-type="float" office:value="2876744" calcext:value-type="float">
            <text:p>2876744</text:p>
          </table:table-cell>
        </table:table-row>
        <table:table-row table:style-name="ro1">
          <table:table-cell office:value-type="float" office:value="2896876" calcext:value-type="float">
            <text:p>2896876</text:p>
          </table:table-cell>
        </table:table-row>
        <table:table-row table:style-name="ro1">
          <table:table-cell office:value-type="float" office:value="3219716" calcext:value-type="float">
            <text:p>3219716</text:p>
          </table:table-cell>
        </table:table-row>
        <table:table-row table:style-name="ro1">
          <table:table-cell office:value-type="float" office:value="2927602" calcext:value-type="float">
            <text:p>2927602</text:p>
          </table:table-cell>
        </table:table-row>
        <table:table-row table:style-name="ro1">
          <table:table-cell office:value-type="float" office:value="3120026" calcext:value-type="float">
            <text:p>3120026</text:p>
          </table:table-cell>
        </table:table-row>
        <table:table-row table:style-name="ro1">
          <table:table-cell office:value-type="float" office:value="3286229" calcext:value-type="float">
            <text:p>3286229</text:p>
          </table:table-cell>
        </table:table-row>
        <table:table-row table:style-name="ro1">
          <table:table-cell office:value-type="float" office:value="3319227" calcext:value-type="float">
            <text:p>3319227</text:p>
          </table:table-cell>
        </table:table-row>
        <table:table-row table:style-name="ro1">
          <table:table-cell office:value-type="float" office:value="3021821" calcext:value-type="float">
            <text:p>3021821</text:p>
          </table:table-cell>
        </table:table-row>
        <table:table-row table:style-name="ro1">
          <table:table-cell office:value-type="float" office:value="3331085" calcext:value-type="float">
            <text:p>3331085</text:p>
          </table:table-cell>
        </table:table-row>
        <table:table-row table:style-name="ro1">
          <table:table-cell office:value-type="float" office:value="4241942" calcext:value-type="float">
            <text:p>4241942</text:p>
          </table:table-cell>
        </table:table-row>
        <table:table-row table:style-name="ro1">
          <table:table-cell office:value-type="float" office:value="3487587" calcext:value-type="float">
            <text:p>3487587</text:p>
          </table:table-cell>
        </table:table-row>
        <table:table-row table:style-name="ro1">
          <table:table-cell office:value-type="float" office:value="3095756" calcext:value-type="float">
            <text:p>3095756</text:p>
          </table:table-cell>
        </table:table-row>
        <table:table-row table:style-name="ro1">
          <table:table-cell office:value-type="float" office:value="2934574" calcext:value-type="float">
            <text:p>2934574</text:p>
          </table:table-cell>
        </table:table-row>
        <table:table-row table:style-name="ro1">
          <table:table-cell office:value-type="float" office:value="2834235" calcext:value-type="float">
            <text:p>2834235</text:p>
          </table:table-cell>
        </table:table-row>
        <table:table-row table:style-name="ro1">
          <table:table-cell office:value-type="float" office:value="2902801" calcext:value-type="float">
            <text:p>2902801</text:p>
          </table:table-cell>
        </table:table-row>
        <table:table-row table:style-name="ro1">
          <table:table-cell office:value-type="float" office:value="3084582" calcext:value-type="float">
            <text:p>3084582</text:p>
          </table:table-cell>
        </table:table-row>
        <table:table-row table:style-name="ro1">
          <table:table-cell office:value-type="float" office:value="3922003" calcext:value-type="float">
            <text:p>3922003</text:p>
          </table:table-cell>
        </table:table-row>
        <table:table-row table:style-name="ro1">
          <table:table-cell office:value-type="float" office:value="2934667" calcext:value-type="float">
            <text:p>2934667</text:p>
          </table:table-cell>
        </table:table-row>
        <table:table-row table:style-name="ro1">
          <table:table-cell office:value-type="float" office:value="2977010" calcext:value-type="float">
            <text:p>2977010</text:p>
          </table:table-cell>
        </table:table-row>
        <table:table-row table:style-name="ro1">
          <table:table-cell office:value-type="float" office:value="2886134" calcext:value-type="float">
            <text:p>2886134</text:p>
          </table:table-cell>
        </table:table-row>
        <table:table-row table:style-name="ro1">
          <table:table-cell office:value-type="float" office:value="2852757" calcext:value-type="float">
            <text:p>2852757</text:p>
          </table:table-cell>
        </table:table-row>
        <table:table-row table:style-name="ro1">
          <table:table-cell office:value-type="float" office:value="2985009" calcext:value-type="float">
            <text:p>2985009</text:p>
          </table:table-cell>
        </table:table-row>
        <table:table-row table:style-name="ro1">
          <table:table-cell office:value-type="float" office:value="2959585" calcext:value-type="float">
            <text:p>2959585</text:p>
          </table:table-cell>
        </table:table-row>
        <table:table-row table:style-name="ro1">
          <table:table-cell office:value-type="float" office:value="3071048" calcext:value-type="float">
            <text:p>3071048</text:p>
          </table:table-cell>
        </table:table-row>
        <table:table-row table:style-name="ro1">
          <table:table-cell office:value-type="float" office:value="2856505" calcext:value-type="float">
            <text:p>2856505</text:p>
          </table:table-cell>
        </table:table-row>
        <table:table-row table:style-name="ro1">
          <table:table-cell office:value-type="float" office:value="3009696" calcext:value-type="float">
            <text:p>3009696</text:p>
          </table:table-cell>
        </table:table-row>
        <table:table-row table:style-name="ro1">
          <table:table-cell office:value-type="float" office:value="3905743" calcext:value-type="float">
            <text:p>3905743</text:p>
          </table:table-cell>
        </table:table-row>
        <table:table-row table:style-name="ro1">
          <table:table-cell office:value-type="float" office:value="3361292" calcext:value-type="float">
            <text:p>3361292</text:p>
          </table:table-cell>
        </table:table-row>
        <table:table-row table:style-name="ro1">
          <table:table-cell office:value-type="float" office:value="2843368" calcext:value-type="float">
            <text:p>2843368</text:p>
          </table:table-cell>
        </table:table-row>
        <table:table-row table:style-name="ro1">
          <table:table-cell office:value-type="float" office:value="2850817" calcext:value-type="float">
            <text:p>2850817</text:p>
          </table:table-cell>
        </table:table-row>
        <table:table-row table:style-name="ro1">
          <table:table-cell office:value-type="float" office:value="2852846" calcext:value-type="float">
            <text:p>2852846</text:p>
          </table:table-cell>
        </table:table-row>
        <table:table-row table:style-name="ro1">
          <table:table-cell office:value-type="float" office:value="3007539" calcext:value-type="float">
            <text:p>3007539</text:p>
          </table:table-cell>
        </table:table-row>
        <table:table-row table:style-name="ro1">
          <table:table-cell office:value-type="float" office:value="2960024" calcext:value-type="float">
            <text:p>2960024</text:p>
          </table:table-cell>
        </table:table-row>
        <table:table-row table:style-name="ro1">
          <table:table-cell office:value-type="float" office:value="2841199" calcext:value-type="float">
            <text:p>2841199</text:p>
          </table:table-cell>
        </table:table-row>
        <table:table-row table:style-name="ro1">
          <table:table-cell office:value-type="float" office:value="2850471" calcext:value-type="float">
            <text:p>2850471</text:p>
          </table:table-cell>
        </table:table-row>
        <table:table-row table:style-name="ro1">
          <table:table-cell office:value-type="float" office:value="3188676" calcext:value-type="float">
            <text:p>3188676</text:p>
          </table:table-cell>
        </table:table-row>
        <table:table-row table:style-name="ro1">
          <table:table-cell office:value-type="float" office:value="4057975" calcext:value-type="float">
            <text:p>4057975</text:p>
          </table:table-cell>
        </table:table-row>
        <table:table-row table:style-name="ro1">
          <table:table-cell office:value-type="float" office:value="3614354" calcext:value-type="float">
            <text:p>3614354</text:p>
          </table:table-cell>
        </table:table-row>
        <table:table-row table:style-name="ro1">
          <table:table-cell office:value-type="float" office:value="3128892" calcext:value-type="float">
            <text:p>3128892</text:p>
          </table:table-cell>
        </table:table-row>
        <table:table-row table:style-name="ro1">
          <table:table-cell office:value-type="float" office:value="2954849" calcext:value-type="float">
            <text:p>2954849</text:p>
          </table:table-cell>
        </table:table-row>
        <table:table-row table:style-name="ro1">
          <table:table-cell office:value-type="float" office:value="2862568" calcext:value-type="float">
            <text:p>2862568</text:p>
          </table:table-cell>
        </table:table-row>
        <table:table-row table:style-name="ro1">
          <table:table-cell office:value-type="float" office:value="2848089" calcext:value-type="float">
            <text:p>2848089</text:p>
          </table:table-cell>
        </table:table-row>
        <table:table-row table:style-name="ro1">
          <table:table-cell office:value-type="float" office:value="2999231" calcext:value-type="float">
            <text:p>2999231</text:p>
          </table:table-cell>
        </table:table-row>
        <table:table-row table:style-name="ro1">
          <table:table-cell office:value-type="float" office:value="3127197" calcext:value-type="float">
            <text:p>3127197</text:p>
          </table:table-cell>
        </table:table-row>
        <table:table-row table:style-name="ro1">
          <table:table-cell office:value-type="float" office:value="2861805" calcext:value-type="float">
            <text:p>2861805</text:p>
          </table:table-cell>
        </table:table-row>
        <table:table-row table:style-name="ro1">
          <table:table-cell office:value-type="float" office:value="2842507" calcext:value-type="float">
            <text:p>2842507</text:p>
          </table:table-cell>
        </table:table-row>
        <table:table-row table:style-name="ro1">
          <table:table-cell office:value-type="float" office:value="3210074" calcext:value-type="float">
            <text:p>3210074</text:p>
          </table:table-cell>
        </table:table-row>
        <table:table-row table:style-name="ro1">
          <table:table-cell office:value-type="float" office:value="2901945" calcext:value-type="float">
            <text:p>2901945</text:p>
          </table:table-cell>
        </table:table-row>
        <table:table-row table:style-name="ro1">
          <table:table-cell office:value-type="float" office:value="2847408" calcext:value-type="float">
            <text:p>2847408</text:p>
          </table:table-cell>
        </table:table-row>
        <table:table-row table:style-name="ro1">
          <table:table-cell office:value-type="float" office:value="2844418" calcext:value-type="float">
            <text:p>2844418</text:p>
          </table:table-cell>
        </table:table-row>
        <table:table-row table:style-name="ro1">
          <table:table-cell office:value-type="float" office:value="2843100" calcext:value-type="float">
            <text:p>2843100</text:p>
          </table:table-cell>
        </table:table-row>
        <table:table-row table:style-name="ro1">
          <table:table-cell office:value-type="float" office:value="2980273" calcext:value-type="float">
            <text:p>2980273</text:p>
          </table:table-cell>
        </table:table-row>
        <table:table-row table:style-name="ro1">
          <table:table-cell office:value-type="float" office:value="2945351" calcext:value-type="float">
            <text:p>2945351</text:p>
          </table:table-cell>
        </table:table-row>
        <table:table-row table:style-name="ro1">
          <table:table-cell office:value-type="float" office:value="2865934" calcext:value-type="float">
            <text:p>2865934</text:p>
          </table:table-cell>
        </table:table-row>
        <table:table-row table:style-name="ro1">
          <table:table-cell office:value-type="float" office:value="2859141" calcext:value-type="float">
            <text:p>2859141</text:p>
          </table:table-cell>
        </table:table-row>
        <table:table-row table:style-name="ro1">
          <table:table-cell office:value-type="float" office:value="3021302" calcext:value-type="float">
            <text:p>3021302</text:p>
          </table:table-cell>
        </table:table-row>
        <table:table-row table:style-name="ro1">
          <table:table-cell office:value-type="float" office:value="3940298" calcext:value-type="float">
            <text:p>3940298</text:p>
          </table:table-cell>
        </table:table-row>
        <table:table-row table:style-name="ro1">
          <table:table-cell office:value-type="float" office:value="3715919" calcext:value-type="float">
            <text:p>3715919</text:p>
          </table:table-cell>
        </table:table-row>
        <table:table-row table:style-name="ro1">
          <table:table-cell office:value-type="float" office:value="3164653" calcext:value-type="float">
            <text:p>3164653</text:p>
          </table:table-cell>
        </table:table-row>
        <table:table-row table:style-name="ro1">
          <table:table-cell office:value-type="float" office:value="2963697" calcext:value-type="float">
            <text:p>2963697</text:p>
          </table:table-cell>
        </table:table-row>
        <table:table-row table:style-name="ro1">
          <table:table-cell office:value-type="float" office:value="2848068" calcext:value-type="float">
            <text:p>2848068</text:p>
          </table:table-cell>
        </table:table-row>
        <table:table-row table:style-name="ro1">
          <table:table-cell office:value-type="float" office:value="2854252" calcext:value-type="float">
            <text:p>2854252</text:p>
          </table:table-cell>
        </table:table-row>
        <table:table-row table:style-name="ro1">
          <table:table-cell office:value-type="float" office:value="2975625" calcext:value-type="float">
            <text:p>2975625</text:p>
          </table:table-cell>
        </table:table-row>
        <table:table-row table:style-name="ro1">
          <table:table-cell office:value-type="float" office:value="2986485" calcext:value-type="float">
            <text:p>2986485</text:p>
          </table:table-cell>
        </table:table-row>
        <table:table-row table:style-name="ro1">
          <table:table-cell office:value-type="float" office:value="2873474" calcext:value-type="float">
            <text:p>2873474</text:p>
          </table:table-cell>
        </table:table-row>
        <table:table-row table:style-name="ro1">
          <table:table-cell office:value-type="float" office:value="2852484" calcext:value-type="float">
            <text:p>2852484</text:p>
          </table:table-cell>
        </table:table-row>
        <table:table-row table:style-name="ro1">
          <table:table-cell office:value-type="float" office:value="2994224" calcext:value-type="float">
            <text:p>2994224</text:p>
          </table:table-cell>
        </table:table-row>
        <table:table-row table:style-name="ro1">
          <table:table-cell office:value-type="float" office:value="2979109" calcext:value-type="float">
            <text:p>2979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08:52:41.553648182</meta:creation-date>
    <dc:date>2018-05-11T08:57:42.041182419</dc:date>
    <meta:editing-duration>PT5M1S</meta:editing-duration>
    <meta:editing-cycles>1</meta:editing-cycles>
    <meta:document-statistic meta:table-count="1" meta:cell-count="5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835cm" svg:height="8.994cm" xlink:href=".." xlink:type="simple" chart:class="chart:line" chart:style-name="ch1">
        <chart:legend chart:legend-position="end" svg:x="33.598cm" svg:y="4.198cm" style:legend-expansion="high" chart:style-name="ch2"/>
        <chart:plot-area chart:style-name="ch3" table:cell-range-address="Sheet1.A1:Sheet1.A504" svg:x="0.716cm" svg:y="0.179cm" svg:width="32.166cm" svg:height="8.636cm">
          <chartooo:coordinate-region svg:x="2.263cm" svg:y="0.3cm" svg:width="30.6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4" chart:class="chart:line">
            <chart:data-point chart:repeated="5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8552">
                <text:p>1298552</text:p>
                <draw:g>
                  <svg:desc>Sheet1.A1:Sheet1.A5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0307">
                <text:p>2190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1564">
                <text:p>2581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7102">
                <text:p>2567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2718">
                <text:p>1262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4935">
                <text:p>1204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3799">
                <text:p>1223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8385">
                <text:p>2078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5058">
                <text:p>2515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3784">
                <text:p>2553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70014">
                <text:p>2670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3691">
                <text:p>2553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30812">
                <text:p>2530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8596">
                <text:p>2518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9796">
                <text:p>2509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3248">
                <text:p>2533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36831">
                <text:p>2536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6080">
                <text:p>2546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33644">
                <text:p>2533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36715">
                <text:p>25367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9528">
                <text:p>2509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9855">
                <text:p>2539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3134">
                <text:p>2523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89002">
                <text:p>2689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0865">
                <text:p>2510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29530">
                <text:p>25295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6030">
                <text:p>25160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25245">
                <text:p>25252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16717">
                <text:p>2516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3303">
                <text:p>25133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70557">
                <text:p>25705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4807">
                <text:p>25248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63992">
                <text:p>2663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77942">
                <text:p>26779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47859">
                <text:p>2547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17914">
                <text:p>25179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3333">
                <text:p>251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14289">
                <text:p>25142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18959">
                <text:p>25189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22151">
                <text:p>2522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2173">
                <text:p>25121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0366">
                <text:p>25203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16113">
                <text:p>2516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42813">
                <text:p>2542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17438">
                <text:p>25174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10971">
                <text:p>25109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21267">
                <text:p>25212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21269">
                <text:p>2521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20849">
                <text:p>25208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73994">
                <text:p>2573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6367">
                <text:p>26063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27000">
                <text:p>2527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81095">
                <text:p>25810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16229">
                <text:p>25162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9595">
                <text:p>25195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91199">
                <text:p>2691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10810">
                <text:p>25108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13277">
                <text:p>25132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10686">
                <text:p>25106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10074">
                <text:p>2510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26969">
                <text:p>25269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11783">
                <text:p>2511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83089">
                <text:p>26830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17233">
                <text:p>25172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17233">
                <text:p>2517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95782">
                <text:p>26957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17624">
                <text:p>2517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13131">
                <text:p>2513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37522">
                <text:p>2537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18581">
                <text:p>2518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12235">
                <text:p>2512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11933">
                <text:p>25119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27040">
                <text:p>25270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18161">
                <text:p>2518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8076">
                <text:p>25180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4911">
                <text:p>25549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4844">
                <text:p>2514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13753">
                <text:p>2513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48964">
                <text:p>25489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8263">
                <text:p>25282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1258">
                <text:p>2561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19490">
                <text:p>25194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11383">
                <text:p>2511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40656">
                <text:p>25406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26191">
                <text:p>25261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25087">
                <text:p>2525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30046">
                <text:p>2530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84118">
                <text:p>2684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24061">
                <text:p>2524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18088">
                <text:p>25180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26045">
                <text:p>25260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6383">
                <text:p>25263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17210">
                <text:p>25172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22635">
                <text:p>25226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72743">
                <text:p>27727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54361">
                <text:p>26543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28712">
                <text:p>2528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4535">
                <text:p>25545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3145">
                <text:p>2513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8857">
                <text:p>2518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4406">
                <text:p>25244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18508">
                <text:p>25185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18175">
                <text:p>25181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15904">
                <text:p>25159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15333">
                <text:p>2515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71166">
                <text:p>27711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17418">
                <text:p>29174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02312">
                <text:p>31023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80578">
                <text:p>30805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88147">
                <text:p>2888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53724">
                <text:p>28537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50255">
                <text:p>28502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3913">
                <text:p>29239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06547">
                <text:p>2906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47644">
                <text:p>28476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50304">
                <text:p>2850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68516">
                <text:p>28685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61580">
                <text:p>28615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14362">
                <text:p>29143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84728">
                <text:p>28847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42627">
                <text:p>28426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61829">
                <text:p>28618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38741">
                <text:p>2838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68445">
                <text:p>28684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51107">
                <text:p>2851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55034">
                <text:p>28550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99615">
                <text:p>29996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954594">
                <text:p>2954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74511">
                <text:p>28745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71619">
                <text:p>28716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24117">
                <text:p>30241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21260">
                <text:p>29212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0611">
                <text:p>28506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7378">
                <text:p>28573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37739">
                <text:p>28377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17123">
                <text:p>31171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17642">
                <text:p>30176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58951">
                <text:p>28589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26390">
                <text:p>29263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12300">
                <text:p>30123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22818">
                <text:p>29228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70092">
                <text:p>28700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43449">
                <text:p>28434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14039">
                <text:p>30140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23983">
                <text:p>29239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58435">
                <text:p>28584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52879">
                <text:p>28528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56089">
                <text:p>28560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7467">
                <text:p>2977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56240">
                <text:p>29562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47148">
                <text:p>28471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50840">
                <text:p>28508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81124">
                <text:p>29811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53553">
                <text:p>29535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42516">
                <text:p>28425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74138">
                <text:p>28741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03864">
                <text:p>30038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89752">
                <text:p>39897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00381">
                <text:p>37003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39325">
                <text:p>3139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67641">
                <text:p>29676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49804">
                <text:p>2849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50939">
                <text:p>28509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04018">
                <text:p>30040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10516">
                <text:p>37105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70591">
                <text:p>35705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43852">
                <text:p>2843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62891">
                <text:p>28628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83000">
                <text:p>2883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01626">
                <text:p>30016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60499">
                <text:p>29604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51203">
                <text:p>2851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32270">
                <text:p>30322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41305">
                <text:p>31413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14500">
                <text:p>29145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87296">
                <text:p>28872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54397">
                <text:p>28543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22703">
                <text:p>30227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34847">
                <text:p>31348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50329">
                <text:p>28503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48380">
                <text:p>28483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54208">
                <text:p>28542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96291">
                <text:p>29962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42713">
                <text:p>29427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52019">
                <text:p>28520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48584">
                <text:p>28485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95657">
                <text:p>29956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64774">
                <text:p>42647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00753">
                <text:p>36007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23632">
                <text:p>3123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49449">
                <text:p>29494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69318">
                <text:p>28693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46503">
                <text:p>28465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85322">
                <text:p>29853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92551">
                <text:p>29925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45438">
                <text:p>30454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48065">
                <text:p>28480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11343">
                <text:p>30113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135949">
                <text:p>41359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30672">
                <text:p>3330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17841">
                <text:p>30178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76739">
                <text:p>29767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60449">
                <text:p>28604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54570">
                <text:p>28545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71269">
                <text:p>29712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61225">
                <text:p>29612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50296">
                <text:p>28502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79533">
                <text:p>28795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45941">
                <text:p>31459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70260">
                <text:p>31702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99319">
                <text:p>31993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09616">
                <text:p>31096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22708">
                <text:p>48227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69784">
                <text:p>33697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52182">
                <text:p>30521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23417">
                <text:p>29234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39709">
                <text:p>28397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32577">
                <text:p>28325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02524">
                <text:p>30025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167224">
                <text:p>41672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61151">
                <text:p>30611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40413">
                <text:p>31404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48728">
                <text:p>29487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37787">
                <text:p>28377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47908">
                <text:p>28479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50182">
                <text:p>29501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57135">
                <text:p>2957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44220">
                <text:p>28442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63505">
                <text:p>28635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75694">
                <text:p>29756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25498">
                <text:p>37254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57838">
                <text:p>38578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43816">
                <text:p>3543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138149">
                <text:p>31381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52630">
                <text:p>285263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56297">
                <text:p>28562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94702">
                <text:p>29947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34601">
                <text:p>29346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1374">
                <text:p>28313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77997">
                <text:p>28779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85279">
                <text:p>29852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30077">
                <text:p>29300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34466">
                <text:p>28344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35319">
                <text:p>28353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89673">
                <text:p>29896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40133">
                <text:p>40401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02478">
                <text:p>33024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740173">
                <text:p>37401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24637">
                <text:p>29246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32417">
                <text:p>30324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46024">
                <text:p>28460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19494">
                <text:p>30194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15152">
                <text:p>29151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02734">
                <text:p>29027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45110">
                <text:p>30451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89551">
                <text:p>28895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87956">
                <text:p>29879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66822">
                <text:p>37668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33976">
                <text:p>38339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64300">
                <text:p>33643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70424">
                <text:p>29704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44582">
                <text:p>28445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59164">
                <text:p>28591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66146">
                <text:p>29661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68497">
                <text:p>29684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48320">
                <text:p>28483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47848">
                <text:p>28478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89797">
                <text:p>29897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87604">
                <text:p>29876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67711">
                <text:p>28677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57278">
                <text:p>28572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08694">
                <text:p>30086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17233">
                <text:p>29172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57734">
                <text:p>28577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57191">
                <text:p>28571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35400">
                <text:p>30354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04584">
                <text:p>29045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96450">
                <text:p>28964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11446">
                <text:p>30114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52696">
                <text:p>28526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72127">
                <text:p>29721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62451">
                <text:p>29624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9686">
                <text:p>28496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7622">
                <text:p>28476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23433">
                <text:p>30234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26810">
                <text:p>31268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02175">
                <text:p>29021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62616">
                <text:p>30626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56129">
                <text:p>28561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89403">
                <text:p>29894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28012">
                <text:p>37280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40961">
                <text:p>36409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41071">
                <text:p>30410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56899">
                <text:p>28568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41648">
                <text:p>28416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93535">
                <text:p>29935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79923">
                <text:p>37799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98162">
                <text:p>37981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62251">
                <text:p>30622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86134">
                <text:p>29861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60257">
                <text:p>28602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6151">
                <text:p>30261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18119">
                <text:p>29181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66112">
                <text:p>28661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66620">
                <text:p>28666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92788">
                <text:p>28927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60156">
                <text:p>29601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51374">
                <text:p>29513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49869">
                <text:p>28498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55323">
                <text:p>28553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84250">
                <text:p>29842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94233">
                <text:p>37942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801495">
                <text:p>38014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68307">
                <text:p>3168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80199">
                <text:p>29801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56198">
                <text:p>28561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63101">
                <text:p>28631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53405">
                <text:p>29534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72833">
                <text:p>29728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53548">
                <text:p>28535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45411">
                <text:p>28454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68865">
                <text:p>29688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00916">
                <text:p>31009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45378">
                <text:p>28453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86794">
                <text:p>28867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95477">
                <text:p>29954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29477">
                <text:p>29294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60231">
                <text:p>28602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88531">
                <text:p>28885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09717">
                <text:p>30097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02147">
                <text:p>29021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60228">
                <text:p>28602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20749">
                <text:p>29207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48591">
                <text:p>28485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71095">
                <text:p>29710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80427">
                <text:p>29804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60864">
                <text:p>28608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75463">
                <text:p>28754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97930">
                <text:p>299793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62305">
                <text:p>38623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33139">
                <text:p>34331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35027">
                <text:p>30350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088953">
                <text:p>30889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55580">
                <text:p>32555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19908">
                <text:p>32199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87146">
                <text:p>29871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16541">
                <text:p>30165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28525">
                <text:p>35285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47420">
                <text:p>30474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76444">
                <text:p>28764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81855">
                <text:p>29818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90684">
                <text:p>29906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60660">
                <text:p>30606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44436">
                <text:p>30444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01726">
                <text:p>30017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29915">
                <text:p>29299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53015">
                <text:p>28530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41799">
                <text:p>28417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19919">
                <text:p>30199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74717">
                <text:p>43747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57716">
                <text:p>34577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37854">
                <text:p>31378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36044">
                <text:p>29360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83239">
                <text:p>28832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61758">
                <text:p>28617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018983">
                <text:p>30189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12516">
                <text:p>29125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63547">
                <text:p>28635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61688">
                <text:p>30616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56332">
                <text:p>28563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72780">
                <text:p>297278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89774">
                <text:p>29897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44391">
                <text:p>28443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59560">
                <text:p>28595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23783">
                <text:p>30237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00227">
                <text:p>30002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08366">
                <text:p>29083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30372">
                <text:p>30303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71441">
                <text:p>28714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74688">
                <text:p>30746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65894">
                <text:p>29658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85069">
                <text:p>28850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51311">
                <text:p>28513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010530">
                <text:p>301053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37201">
                <text:p>29372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56797">
                <text:p>28567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14505">
                <text:p>29145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20104">
                <text:p>30201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13249">
                <text:p>29132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47501">
                <text:p>30475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55980">
                <text:p>28559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84747">
                <text:p>28847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70872">
                <text:p>29708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52426">
                <text:p>37524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71987">
                <text:p>40719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185566">
                <text:p>31855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73394">
                <text:p>29733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42906">
                <text:p>30429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61532">
                <text:p>28615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38144">
                <text:p>30381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39248">
                <text:p>29392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56893">
                <text:p>28568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83429">
                <text:p>28834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04246">
                <text:p>30042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15542">
                <text:p>39155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675136">
                <text:p>36751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88287">
                <text:p>31882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63544">
                <text:p>29635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55278">
                <text:p>28552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47630">
                <text:p>284763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76235">
                <text:p>29762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86295">
                <text:p>29862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61043">
                <text:p>28610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37582">
                <text:p>28375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87665">
                <text:p>29876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63294">
                <text:p>29632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72911">
                <text:p>28729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61460">
                <text:p>286146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67625">
                <text:p>30676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43037">
                <text:p>29430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96770">
                <text:p>289677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19148">
                <text:p>30191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46779">
                <text:p>28467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72103">
                <text:p>2972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13840">
                <text:p>37138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57533">
                <text:p>38575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85480">
                <text:p>31854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05294">
                <text:p>30052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39131">
                <text:p>28391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11760">
                <text:p>30117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60463">
                <text:p>29604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45268">
                <text:p>30452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65826">
                <text:p>28658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50827">
                <text:p>28508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097211">
                <text:p>30972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44222">
                <text:p>30442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76744">
                <text:p>28767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96876">
                <text:p>28968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219716">
                <text:p>32197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27602">
                <text:p>29276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20026">
                <text:p>31200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86229">
                <text:p>32862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19227">
                <text:p>33192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021821">
                <text:p>30218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331085">
                <text:p>33310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41942">
                <text:p>42419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87587">
                <text:p>34875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95756">
                <text:p>30957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34574">
                <text:p>29345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34235">
                <text:p>28342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02801">
                <text:p>29028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84582">
                <text:p>30845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22003">
                <text:p>39220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34667">
                <text:p>29346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77010">
                <text:p>29770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86134">
                <text:p>28861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52757">
                <text:p>28527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85009">
                <text:p>29850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59585">
                <text:p>29595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71048">
                <text:p>30710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56505">
                <text:p>28565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009696">
                <text:p>30096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05743">
                <text:p>39057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361292">
                <text:p>33612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43368">
                <text:p>28433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50817">
                <text:p>28508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52846">
                <text:p>28528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07539">
                <text:p>30075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960024">
                <text:p>29600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41199">
                <text:p>284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50471">
                <text:p>28504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88676">
                <text:p>31886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57975">
                <text:p>40579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14354">
                <text:p>36143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128892">
                <text:p>31288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954849">
                <text:p>29548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62568">
                <text:p>28625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48089">
                <text:p>28480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99231">
                <text:p>29992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27197">
                <text:p>31271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61805">
                <text:p>28618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42507">
                <text:p>28425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210074">
                <text:p>32100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901945">
                <text:p>29019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47408">
                <text:p>28474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44418">
                <text:p>28444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43100">
                <text:p>2843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80273">
                <text:p>29802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45351">
                <text:p>29453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65934">
                <text:p>28659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59141">
                <text:p>28591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21302">
                <text:p>30213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40298">
                <text:p>39402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15919">
                <text:p>37159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64653">
                <text:p>31646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63697">
                <text:p>29636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48068">
                <text:p>28480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54252">
                <text:p>28542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75625">
                <text:p>29756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86485">
                <text:p>29864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73474">
                <text:p>28734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52484">
                <text:p>28524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94224">
                <text:p>29942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979109">
                <text:p>2979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